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453.51pt" svg:height="255.09pt" svg:x="1.56pt" svg:y="458.33pt">
            <draw:object draw:notify-on-update-of-ranges="Summary.A2:Summary.A2 Summary.B2:Summary.I2 Summary.A20:Summary.A20 Summary.B20:Summary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07.06pt" svg:y="459.86pt">
            <draw:object draw:notify-on-update-of-ranges="Summary.A7:Summary.A7 Summary.B7:Summary.I7 Summary.A25:Summary.A25 Summary.B25:Summary.I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34.65pt" svg:y="456.07pt">
            <draw:object draw:notify-on-update-of-ranges="Summary.A12:Summary.A12 Summary.B12:Summary.I12 Summary.A30:Summary.A30 Summary.B30:Summary.I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74.44pt" svg:height="323.32pt" svg:x="579.12pt" svg:y="0pt">
            <draw:object draw:notify-on-update-of-ranges="Summary.A3:Summary.A3 Summary.B3:Summary.I3 Summary.A8:Summary.A8 Summary.B8:Summary.I8 Summary.A13:Summary.A13 Summary.B13:Summary.I13 Summary.A21:Summary.A21 Summary.B21:Summary.I21 Summary.A26:Summary.A26 Summary.B26:Summary.I26 Summary.A31:Summary.A31 Summary.B31:Summary.I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75.18pt" svg:height="323.77pt" svg:x="1148.09pt" svg:y="0pt">
            <draw:object draw:notify-on-update-of-ranges="Summary.A4:Summary.A4 Summary.B4:Summary.I4 Summary.A9:Summary.A9 Summary.B9:Summary.I9 Summary.A14:Summary.A14 Summary.B14:Summary.I14 Summary.A22:Summary.A22 Summary.B22:Summary.I22 Summary.A27:Summary.A27 Summary.B27:Summary.I27 Summary.A32:Summary.A32 Summary.B32:Summary.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75.21pt" svg:height="323.52pt" svg:x="1726.44pt" svg:y="0pt">
            <draw:object draw:notify-on-update-of-ranges="Summary.A5:Summary.A5 Summary.B5:Summary.I5 Summary.A10:Summary.A10 Summary.B10:Summary.I10 Summary.A15:Summary.A15 Summary.B15:Summary.I15 Summary.A23:Summary.A23 Summary.B23:Summary.I23 Summary.A28:Summary.A28 Summary.B28:Summary.I28 Summary.A33:Summary.A33 Summary.B33:Summary.I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PI 1000</text:p>
          </table:table-cell>
          <table:table-cell office:value-type="float" office:value="0.184786" calcext:value-type="float">
            <text:p>0.184786</text:p>
          </table:table-cell>
          <table:table-cell office:value-type="float" office:value="0.2158217" calcext:value-type="float">
            <text:p>0.2158217</text:p>
          </table:table-cell>
          <table:table-cell office:value-type="float" office:value="0.2051279" calcext:value-type="float">
            <text:p>0.2051279</text:p>
          </table:table-cell>
          <table:table-cell office:value-type="float" office:value="0.2061909" calcext:value-type="float">
            <text:p>0.2061909</text:p>
          </table:table-cell>
          <table:table-cell office:value-type="float" office:value="0.205018947368421" calcext:value-type="float">
            <text:p>0.205018947368421</text:p>
          </table:table-cell>
          <table:table-cell office:value-type="float" office:value="0.197029684210526" calcext:value-type="float">
            <text:p>0.197029684210526</text:p>
          </table:table-cell>
          <table:table-cell office:value-type="float" office:value="0.21914735" calcext:value-type="float">
            <text:p>0.21914735</text:p>
          </table:table-cell>
          <table:table-cell office:value-type="float" office:value="0.303411368421053" calcext:value-type="float">
            <text:p>0.303411368421053</text:p>
          </table:table-cell>
        </table:table-row>
        <table:table-row table:style-name="ro1">
          <table:table-cell office:value-type="string" calcext:value-type="string">
            <text:p>Speed_up MPI 1000</text:p>
          </table:table-cell>
          <table:table-cell table:formula="of:=0.184786/[.B2]" office:value-type="float" office:value="1" calcext:value-type="float">
            <text:p>1</text:p>
          </table:table-cell>
          <table:table-cell table:formula="of:=0.184786/[.C2]" office:value-type="float" office:value="0.856197500066027" calcext:value-type="float">
            <text:p>0.856197500066027</text:p>
          </table:table-cell>
          <table:table-cell table:formula="of:=0.184786/[.D2]" office:value-type="float" office:value="0.900833089989221" calcext:value-type="float">
            <text:p>0.900833089989221</text:p>
          </table:table-cell>
          <table:table-cell table:formula="of:=0.184786/[.E2]" office:value-type="float" office:value="0.896188920073582" calcext:value-type="float">
            <text:p>0.896188920073582</text:p>
          </table:table-cell>
          <table:table-cell table:formula="of:=0.184786/[.F2]" office:value-type="float" office:value="0.901311817136285" calcext:value-type="float">
            <text:p>0.901311817136285</text:p>
          </table:table-cell>
          <table:table-cell table:formula="of:=0.184786/[.G2]" office:value-type="float" office:value="0.937858682261077" calcext:value-type="float">
            <text:p>0.937858682261077</text:p>
          </table:table-cell>
          <table:table-cell table:formula="of:=0.184786/[.H2]" office:value-type="float" office:value="0.843204355425699" calcext:value-type="float">
            <text:p>0.843204355425699</text:p>
          </table:table-cell>
          <table:table-cell table:formula="of:=0.184786/[.I2]" office:value-type="float" office:value="0.609027937752045" calcext:value-type="float">
            <text:p>0.609027937752045</text:p>
          </table:table-cell>
        </table:table-row>
        <table:table-row table:style-name="ro1">
          <table:table-cell office:value-type="string" calcext:value-type="string">
            <text:p>Efficiency MPI 1000</text:p>
          </table:table-cell>
          <table:table-cell table:formula="of:=[.B3]/[.B1]" office:value-type="float" office:value="1" calcext:value-type="float">
            <text:p>1</text:p>
          </table:table-cell>
          <table:table-cell table:formula="of:=[.C3]/[.C1]" office:value-type="float" office:value="0.428098750033013" calcext:value-type="float">
            <text:p>0.428098750033013</text:p>
          </table:table-cell>
          <table:table-cell table:formula="of:=[.D3]/[.D1]" office:value-type="float" office:value="0.300277696663074" calcext:value-type="float">
            <text:p>0.300277696663074</text:p>
          </table:table-cell>
          <table:table-cell table:formula="of:=[.E3]/[.E1]" office:value-type="float" office:value="0.224047230018396" calcext:value-type="float">
            <text:p>0.224047230018396</text:p>
          </table:table-cell>
          <table:table-cell table:formula="of:=[.F3]/[.F1]" office:value-type="float" office:value="0.180262363427257" calcext:value-type="float">
            <text:p>0.180262363427257</text:p>
          </table:table-cell>
          <table:table-cell table:formula="of:=[.G3]/[.G1]" office:value-type="float" office:value="0.156309780376846" calcext:value-type="float">
            <text:p>0.156309780376846</text:p>
          </table:table-cell>
          <table:table-cell table:formula="of:=[.H3]/[.H1]" office:value-type="float" office:value="0.120457765060814" calcext:value-type="float">
            <text:p>0.120457765060814</text:p>
          </table:table-cell>
          <table:table-cell table:formula="of:=[.I3]/[.I1]" office:value-type="float" office:value="0.0761284922190057" calcext:value-type="float">
            <text:p>0.076128492219006</text:p>
          </table:table-cell>
        </table:table-row>
        <table:table-row table:style-name="ro1">
          <table:table-cell office:value-type="string" calcext:value-type="string">
            <text:p>Cost MPI 1000</text:p>
          </table:table-cell>
          <table:table-cell table:formula="of:=[.B2]*[.B1]" office:value-type="float" office:value="0.184786" calcext:value-type="float">
            <text:p>0.184786</text:p>
          </table:table-cell>
          <table:table-cell table:formula="of:=[.C2]*[.C1]" office:value-type="float" office:value="0.4316434" calcext:value-type="float">
            <text:p>0.4316434</text:p>
          </table:table-cell>
          <table:table-cell table:formula="of:=[.D2]*[.D1]" office:value-type="float" office:value="0.6153837" calcext:value-type="float">
            <text:p>0.6153837</text:p>
          </table:table-cell>
          <table:table-cell table:formula="of:=[.E2]*[.E1]" office:value-type="float" office:value="0.8247636" calcext:value-type="float">
            <text:p>0.8247636</text:p>
          </table:table-cell>
          <table:table-cell table:formula="of:=[.F2]*[.F1]" office:value-type="float" office:value="1.02509473684211" calcext:value-type="float">
            <text:p>1.02509473684211</text:p>
          </table:table-cell>
          <table:table-cell table:formula="of:=[.G2]*[.G1]" office:value-type="float" office:value="1.18217810526316" calcext:value-type="float">
            <text:p>1.18217810526316</text:p>
          </table:table-cell>
          <table:table-cell table:formula="of:=[.H2]*[.H1]" office:value-type="float" office:value="1.53403145" calcext:value-type="float">
            <text:p>1.53403145</text:p>
          </table:table-cell>
          <table:table-cell table:formula="of:=[.I2]*[.I1]" office:value-type="float" office:value="2.42729094736842" calcext:value-type="float">
            <text:p>2.4272909473684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I 10000</text:p>
          </table:table-cell>
          <table:table-cell office:value-type="float" office:value="1.6439814" calcext:value-type="float">
            <text:p>1.6439814</text:p>
          </table:table-cell>
          <table:table-cell office:value-type="float" office:value="1.0223619" calcext:value-type="float">
            <text:p>1.0223619</text:p>
          </table:table-cell>
          <table:table-cell office:value-type="float" office:value="0.8442839" calcext:value-type="float">
            <text:p>0.8442839</text:p>
          </table:table-cell>
          <table:table-cell office:value-type="float" office:value="0.7734175" calcext:value-type="float">
            <text:p>0.7734175</text:p>
          </table:table-cell>
          <table:table-cell office:value-type="float" office:value="0.9270325" calcext:value-type="float">
            <text:p>0.9270325</text:p>
          </table:table-cell>
          <table:table-cell office:value-type="float" office:value="0.8514848" calcext:value-type="float">
            <text:p>0.8514848</text:p>
          </table:table-cell>
          <table:table-cell office:value-type="float" office:value="0.9348653" calcext:value-type="float">
            <text:p>0.9348653</text:p>
          </table:table-cell>
          <table:table-cell office:value-type="float" office:value="1.0002352" calcext:value-type="float">
            <text:p>1.0002352</text:p>
          </table:table-cell>
        </table:table-row>
        <table:table-row table:style-name="ro1">
          <table:table-cell office:value-type="string" calcext:value-type="string">
            <text:p>Speed_up MPI 10000</text:p>
          </table:table-cell>
          <table:table-cell table:formula="of:=1.6439814/[.B7]" office:value-type="float" office:value="1" calcext:value-type="float">
            <text:p>1</text:p>
          </table:table-cell>
          <table:table-cell table:formula="of:=1.6439814/[.C7]" office:value-type="float" office:value="1.60802295155952" calcext:value-type="float">
            <text:p>1.60802295155952</text:p>
          </table:table-cell>
          <table:table-cell table:formula="of:=1.6439814/[.D7]" office:value-type="float" office:value="1.94719027568807" calcext:value-type="float">
            <text:p>1.94719027568807</text:p>
          </table:table-cell>
          <table:table-cell table:formula="of:=1.6439814/[.E7]" office:value-type="float" office:value="2.1256066742736" calcext:value-type="float">
            <text:p>2.1256066742736</text:p>
          </table:table-cell>
          <table:table-cell table:formula="of:=1.6439814/[.F7]" office:value-type="float" office:value="1.77338054491078" calcext:value-type="float">
            <text:p>1.77338054491078</text:p>
          </table:table-cell>
          <table:table-cell table:formula="of:=1.6439814/[.G7]" office:value-type="float" office:value="1.93072313210993" calcext:value-type="float">
            <text:p>1.93072313210993</text:p>
          </table:table-cell>
          <table:table-cell table:formula="of:=1.6439814/[.H7]" office:value-type="float" office:value="1.75852221705095" calcext:value-type="float">
            <text:p>1.75852221705095</text:p>
          </table:table-cell>
          <table:table-cell table:formula="of:=1.6439814/[.I7]" office:value-type="float" office:value="1.64359482649681" calcext:value-type="float">
            <text:p>1.64359482649681</text:p>
          </table:table-cell>
        </table:table-row>
        <table:table-row table:style-name="ro1">
          <table:table-cell office:value-type="string" calcext:value-type="string">
            <text:p>Efficiency MPI 10000</text:p>
          </table:table-cell>
          <table:table-cell table:formula="of:=[.B8]/[.B1]" office:value-type="float" office:value="1" calcext:value-type="float">
            <text:p>1</text:p>
          </table:table-cell>
          <table:table-cell table:formula="of:=[.C8]/[.C1]" office:value-type="float" office:value="0.804011475779761" calcext:value-type="float">
            <text:p>0.804011475779761</text:p>
          </table:table-cell>
          <table:table-cell table:formula="of:=[.D8]/[.D1]" office:value-type="float" office:value="0.649063425229357" calcext:value-type="float">
            <text:p>0.649063425229357</text:p>
          </table:table-cell>
          <table:table-cell table:formula="of:=[.E8]/[.E1]" office:value-type="float" office:value="0.531401668568399" calcext:value-type="float">
            <text:p>0.531401668568399</text:p>
          </table:table-cell>
          <table:table-cell table:formula="of:=[.F8]/[.F1]" office:value-type="float" office:value="0.354676108982155" calcext:value-type="float">
            <text:p>0.354676108982155</text:p>
          </table:table-cell>
          <table:table-cell table:formula="of:=[.G8]/[.G1]" office:value-type="float" office:value="0.321787188684989" calcext:value-type="float">
            <text:p>0.321787188684989</text:p>
          </table:table-cell>
          <table:table-cell table:formula="of:=[.H8]/[.H1]" office:value-type="float" office:value="0.251217459578707" calcext:value-type="float">
            <text:p>0.251217459578707</text:p>
          </table:table-cell>
          <table:table-cell table:formula="of:=[.I8]/[.I1]" office:value-type="float" office:value="0.205449353312101" calcext:value-type="float">
            <text:p>0.205449353312101</text:p>
          </table:table-cell>
        </table:table-row>
        <table:table-row table:style-name="ro1">
          <table:table-cell office:value-type="string" calcext:value-type="string">
            <text:p>Cost MPI 10000</text:p>
          </table:table-cell>
          <table:table-cell table:formula="of:=[.B7]*[.B1]" office:value-type="float" office:value="1.6439814" calcext:value-type="float">
            <text:p>1.6439814</text:p>
          </table:table-cell>
          <table:table-cell table:formula="of:=[.C7]*[.C1]" office:value-type="float" office:value="2.0447238" calcext:value-type="float">
            <text:p>2.0447238</text:p>
          </table:table-cell>
          <table:table-cell table:formula="of:=[.D7]*[.D1]" office:value-type="float" office:value="2.5328517" calcext:value-type="float">
            <text:p>2.5328517</text:p>
          </table:table-cell>
          <table:table-cell table:formula="of:=[.E7]*[.E1]" office:value-type="float" office:value="3.09367" calcext:value-type="float">
            <text:p>3.09367</text:p>
          </table:table-cell>
          <table:table-cell table:formula="of:=[.F7]*[.F1]" office:value-type="float" office:value="4.6351625" calcext:value-type="float">
            <text:p>4.6351625</text:p>
          </table:table-cell>
          <table:table-cell table:formula="of:=[.G7]*[.G1]" office:value-type="float" office:value="5.1089088" calcext:value-type="float">
            <text:p>5.1089088</text:p>
          </table:table-cell>
          <table:table-cell table:formula="of:=[.H7]*[.H1]" office:value-type="float" office:value="6.5440571" calcext:value-type="float">
            <text:p>6.5440571</text:p>
          </table:table-cell>
          <table:table-cell table:formula="of:=[.I7]*[.I1]" office:value-type="float" office:value="8.0018816" calcext:value-type="float">
            <text:p>8.00188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I 100000</text:p>
          </table:table-cell>
          <table:table-cell office:value-type="float" office:value="16.355737" calcext:value-type="float">
            <text:p>16.355737</text:p>
          </table:table-cell>
          <table:table-cell office:value-type="float" office:value="8.9277655" calcext:value-type="float">
            <text:p>8.9277655</text:p>
          </table:table-cell>
          <table:table-cell office:value-type="float" office:value="6.7194559" calcext:value-type="float">
            <text:p>6.7194559</text:p>
          </table:table-cell>
          <table:table-cell office:value-type="float" office:value="5.8200343" calcext:value-type="float">
            <text:p>5.8200343</text:p>
          </table:table-cell>
          <table:table-cell office:value-type="float" office:value="8.0866958" calcext:value-type="float">
            <text:p>8.0866958</text:p>
          </table:table-cell>
          <table:table-cell office:value-type="float" office:value="7.1849059" calcext:value-type="float">
            <text:p>7.1849059</text:p>
          </table:table-cell>
          <table:table-cell office:value-type="float" office:value="7.7586367" calcext:value-type="float">
            <text:p>7.7586367</text:p>
          </table:table-cell>
          <table:table-cell office:value-type="float" office:value="7.7760498" calcext:value-type="float">
            <text:p>7.7760498</text:p>
          </table:table-cell>
        </table:table-row>
        <table:table-row table:style-name="ro1">
          <table:table-cell office:value-type="string" calcext:value-type="string">
            <text:p>Speed_up MPI 100000</text:p>
          </table:table-cell>
          <table:table-cell table:formula="of:=16.355737/[.B12]" office:value-type="float" office:value="1" calcext:value-type="float">
            <text:p>1</text:p>
          </table:table-cell>
          <table:table-cell table:formula="of:=16.355737/[.C12]" office:value-type="float" office:value="1.83200790836184" calcext:value-type="float">
            <text:p>1.83200790836184</text:p>
          </table:table-cell>
          <table:table-cell table:formula="of:=16.355737/[.D12]" office:value-type="float" office:value="2.43408651584424" calcext:value-type="float">
            <text:p>2.43408651584424</text:p>
          </table:table-cell>
          <table:table-cell table:formula="of:=16.355737/[.E12]" office:value-type="float" office:value="2.81024752723536" calcext:value-type="float">
            <text:p>2.81024752723536</text:p>
          </table:table-cell>
          <table:table-cell table:formula="of:=16.355737/[.F12]" office:value-type="float" office:value="2.02254881406569" calcext:value-type="float">
            <text:p>2.02254881406569</text:p>
          </table:table-cell>
          <table:table-cell table:formula="of:=16.355737/[.G12]" office:value-type="float" office:value="2.27640239519351" calcext:value-type="float">
            <text:p>2.27640239519351</text:p>
          </table:table-cell>
          <table:table-cell table:formula="of:=16.355737/[.H12]" office:value-type="float" office:value="2.10806841877259" calcext:value-type="float">
            <text:p>2.10806841877259</text:p>
          </table:table-cell>
          <table:table-cell table:formula="of:=16.355737/[.I12]" office:value-type="float" office:value="2.10334776919767" calcext:value-type="float">
            <text:p>2.10334776919767</text:p>
          </table:table-cell>
        </table:table-row>
        <table:table-row table:style-name="ro1">
          <table:table-cell office:value-type="string" calcext:value-type="string">
            <text:p>Efficiency MPI 100000</text:p>
          </table:table-cell>
          <table:table-cell table:formula="of:=[.B13]/[.B1]" office:value-type="float" office:value="1" calcext:value-type="float">
            <text:p>1</text:p>
          </table:table-cell>
          <table:table-cell table:formula="of:=[.C13]/[.C1]" office:value-type="float" office:value="0.91600395418092" calcext:value-type="float">
            <text:p>0.91600395418092</text:p>
          </table:table-cell>
          <table:table-cell table:formula="of:=[.D13]/[.D1]" office:value-type="float" office:value="0.811362171948079" calcext:value-type="float">
            <text:p>0.811362171948079</text:p>
          </table:table-cell>
          <table:table-cell table:formula="of:=[.E13]/[.E1]" office:value-type="float" office:value="0.702561881808841" calcext:value-type="float">
            <text:p>0.702561881808841</text:p>
          </table:table-cell>
          <table:table-cell table:formula="of:=[.F13]/[.F1]" office:value-type="float" office:value="0.404509762813138" calcext:value-type="float">
            <text:p>0.404509762813138</text:p>
          </table:table-cell>
          <table:table-cell table:formula="of:=[.G13]/[.G1]" office:value-type="float" office:value="0.379400399198919" calcext:value-type="float">
            <text:p>0.379400399198919</text:p>
          </table:table-cell>
          <table:table-cell table:formula="of:=[.H13]/[.H1]" office:value-type="float" office:value="0.301152631253227" calcext:value-type="float">
            <text:p>0.301152631253227</text:p>
          </table:table-cell>
          <table:table-cell table:formula="of:=[.I13]/[.I1]" office:value-type="float" office:value="0.262918471149709" calcext:value-type="float">
            <text:p>0.262918471149709</text:p>
          </table:table-cell>
        </table:table-row>
        <table:table-row table:style-name="ro1">
          <table:table-cell office:value-type="string" calcext:value-type="string">
            <text:p>Cost MPI 100000</text:p>
          </table:table-cell>
          <table:table-cell table:formula="of:=[.B12]*[.B1]" office:value-type="float" office:value="16.355737" calcext:value-type="float">
            <text:p>16.355737</text:p>
          </table:table-cell>
          <table:table-cell table:formula="of:=[.C12]*[.C1]" office:value-type="float" office:value="17.855531" calcext:value-type="float">
            <text:p>17.855531</text:p>
          </table:table-cell>
          <table:table-cell table:formula="of:=[.D12]*[.D1]" office:value-type="float" office:value="20.1583677" calcext:value-type="float">
            <text:p>20.1583677</text:p>
          </table:table-cell>
          <table:table-cell table:formula="of:=[.E12]*[.E1]" office:value-type="float" office:value="23.2801372" calcext:value-type="float">
            <text:p>23.2801372</text:p>
          </table:table-cell>
          <table:table-cell table:formula="of:=[.F12]*[.F1]" office:value-type="float" office:value="40.433479" calcext:value-type="float">
            <text:p>40.433479</text:p>
          </table:table-cell>
          <table:table-cell table:formula="of:=[.G12]*[.G1]" office:value-type="float" office:value="43.1094354" calcext:value-type="float">
            <text:p>43.1094354</text:p>
          </table:table-cell>
          <table:table-cell table:formula="of:=[.H12]*[.H1]" office:value-type="float" office:value="54.3104569" calcext:value-type="float">
            <text:p>54.3104569</text:p>
          </table:table-cell>
          <table:table-cell table:formula="of:=[.I12]*[.I1]" office:value-type="float" office:value="62.2083984" calcext:value-type="float">
            <text:p>62.208398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thread 1000</text:p>
          </table:table-cell>
          <table:table-cell office:value-type="float" office:value="0.184786" calcext:value-type="float">
            <text:p>0.184786</text:p>
          </table:table-cell>
          <table:table-cell office:value-type="float" office:value="0.1105504" calcext:value-type="float">
            <text:p>0.1105504</text:p>
          </table:table-cell>
          <table:table-cell office:value-type="float" office:value="0.1010233" calcext:value-type="float">
            <text:p>0.1010233</text:p>
          </table:table-cell>
          <table:table-cell office:value-type="float" office:value="0.1045504" calcext:value-type="float">
            <text:p>0.1045504</text:p>
          </table:table-cell>
          <table:table-cell office:value-type="float" office:value="0.108907333333333" calcext:value-type="float">
            <text:p>0.108907333333333</text:p>
          </table:table-cell>
          <table:table-cell office:value-type="float" office:value="0.123777857142857" calcext:value-type="float">
            <text:p>0.123777857142857</text:p>
          </table:table-cell>
          <table:table-cell office:value-type="float" office:value="0.134779222222222" calcext:value-type="float">
            <text:p>0.134779222222222</text:p>
          </table:table-cell>
          <table:table-cell office:value-type="float" office:value="0.187007571428571" calcext:value-type="float">
            <text:p>0.187007571428571</text:p>
          </table:table-cell>
        </table:table-row>
        <table:table-row table:style-name="ro1">
          <table:table-cell office:value-type="string" calcext:value-type="string">
            <text:p>Speed_up Pthread 1000</text:p>
          </table:table-cell>
          <table:table-cell table:formula="of:=0.184786/[.B20]" office:value-type="float" office:value="1" calcext:value-type="float">
            <text:p>1</text:p>
          </table:table-cell>
          <table:table-cell table:formula="of:=0.184786/[.C20]" office:value-type="float" office:value="1.6715091035401" calcext:value-type="float">
            <text:p>1.6715091035401</text:p>
          </table:table-cell>
          <table:table-cell table:formula="of:=0.184786/[.D20]" office:value-type="float" office:value="1.82914238596443" calcext:value-type="float">
            <text:p>1.82914238596443</text:p>
          </table:table-cell>
          <table:table-cell table:formula="of:=0.184786/[.E20]" office:value-type="float" office:value="1.76743465352595" calcext:value-type="float">
            <text:p>1.76743465352595</text:p>
          </table:table-cell>
          <table:table-cell table:formula="of:=0.184786/[.F20]" office:value-type="float" office:value="1.6967268809569" calcext:value-type="float">
            <text:p>1.6967268809569</text:p>
          </table:table-cell>
          <table:table-cell table:formula="of:=0.184786/[.G20]" office:value-type="float" office:value="1.49288414152081" calcext:value-type="float">
            <text:p>1.49288414152081</text:p>
          </table:table-cell>
          <table:table-cell table:formula="of:=0.184786/[.H20]" office:value-type="float" office:value="1.37102735090226" calcext:value-type="float">
            <text:p>1.37102735090226</text:p>
          </table:table-cell>
          <table:table-cell table:formula="of:=0.184786/[.I20]" office:value-type="float" office:value="0.98812041987605" calcext:value-type="float">
            <text:p>0.98812041987605</text:p>
          </table:table-cell>
        </table:table-row>
        <table:table-row table:style-name="ro1">
          <table:table-cell office:value-type="string" calcext:value-type="string">
            <text:p>Efficiency Pthread 1000</text:p>
          </table:table-cell>
          <table:table-cell table:formula="of:=[.B21]/[.B19]" office:value-type="float" office:value="1" calcext:value-type="float">
            <text:p>1</text:p>
          </table:table-cell>
          <table:table-cell table:formula="of:=[.C21]/[.C19]" office:value-type="float" office:value="0.835754551770052" calcext:value-type="float">
            <text:p>0.835754551770052</text:p>
          </table:table-cell>
          <table:table-cell table:formula="of:=[.D21]/[.D19]" office:value-type="float" office:value="0.609714128654809" calcext:value-type="float">
            <text:p>0.609714128654809</text:p>
          </table:table-cell>
          <table:table-cell table:formula="of:=[.E21]/[.E19]" office:value-type="float" office:value="0.441858663381489" calcext:value-type="float">
            <text:p>0.441858663381489</text:p>
          </table:table-cell>
          <table:table-cell table:formula="of:=[.F21]/[.F19]" office:value-type="float" office:value="0.339345376191381" calcext:value-type="float">
            <text:p>0.339345376191381</text:p>
          </table:table-cell>
          <table:table-cell table:formula="of:=[.G21]/[.G19]" office:value-type="float" office:value="0.248814023586802" calcext:value-type="float">
            <text:p>0.248814023586802</text:p>
          </table:table-cell>
          <table:table-cell table:formula="of:=[.H21]/[.H19]" office:value-type="float" office:value="0.195861050128894" calcext:value-type="float">
            <text:p>0.195861050128894</text:p>
          </table:table-cell>
          <table:table-cell table:formula="of:=[.I21]/[.I19]" office:value-type="float" office:value="0.123515052484506" calcext:value-type="float">
            <text:p>0.123515052484506</text:p>
          </table:table-cell>
        </table:table-row>
        <table:table-row table:style-name="ro1">
          <table:table-cell office:value-type="string" calcext:value-type="string">
            <text:p>Cost Pthread 1000</text:p>
          </table:table-cell>
          <table:table-cell table:formula="of:=[.B20]*[.B19]" office:value-type="float" office:value="0.184786" calcext:value-type="float">
            <text:p>0.184786</text:p>
          </table:table-cell>
          <table:table-cell table:formula="of:=[.C20]*[.C19]" office:value-type="float" office:value="0.2211008" calcext:value-type="float">
            <text:p>0.2211008</text:p>
          </table:table-cell>
          <table:table-cell table:formula="of:=[.D20]*[.D19]" office:value-type="float" office:value="0.3030699" calcext:value-type="float">
            <text:p>0.3030699</text:p>
          </table:table-cell>
          <table:table-cell table:formula="of:=[.E20]*[.E19]" office:value-type="float" office:value="0.4182016" calcext:value-type="float">
            <text:p>0.4182016</text:p>
          </table:table-cell>
          <table:table-cell table:formula="of:=[.F20]*[.F19]" office:value-type="float" office:value="0.544536666666665" calcext:value-type="float">
            <text:p>0.544536666666665</text:p>
          </table:table-cell>
          <table:table-cell table:formula="of:=[.G20]*[.G19]" office:value-type="float" office:value="0.742667142857142" calcext:value-type="float">
            <text:p>0.742667142857142</text:p>
          </table:table-cell>
          <table:table-cell table:formula="of:=[.H20]*[.H19]" office:value-type="float" office:value="0.943454555555554" calcext:value-type="float">
            <text:p>0.943454555555554</text:p>
          </table:table-cell>
          <table:table-cell table:formula="of:=[.I20]*[.I19]" office:value-type="float" office:value="1.49606057142857" calcext:value-type="float">
            <text:p>1.496060571428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thread 10000</text:p>
          </table:table-cell>
          <table:table-cell office:value-type="float" office:value="1.6439814" calcext:value-type="float">
            <text:p>1.6439814</text:p>
          </table:table-cell>
          <table:table-cell office:value-type="float" office:value="1.0452348" calcext:value-type="float">
            <text:p>1.0452348</text:p>
          </table:table-cell>
          <table:table-cell office:value-type="float" office:value="0.8525709" calcext:value-type="float">
            <text:p>0.8525709</text:p>
          </table:table-cell>
          <table:table-cell office:value-type="float" office:value="0.8263994" calcext:value-type="float">
            <text:p>0.8263994</text:p>
          </table:table-cell>
          <table:table-cell table:number-columns-repeated="2" office:value-type="float" office:value="1.0014775" calcext:value-type="float">
            <text:p>1.0014775</text:p>
          </table:table-cell>
          <table:table-cell office:value-type="float" office:value="1.0806386" calcext:value-type="float">
            <text:p>1.0806386</text:p>
          </table:table-cell>
          <table:table-cell office:value-type="float" office:value="1.1840091" calcext:value-type="float">
            <text:p>1.1840091</text:p>
          </table:table-cell>
        </table:table-row>
        <table:table-row table:style-name="ro1">
          <table:table-cell office:value-type="string" calcext:value-type="string">
            <text:p>Speed_up Pthread 10000</text:p>
          </table:table-cell>
          <table:table-cell table:formula="of:=1.6439814/[.B25]" office:value-type="float" office:value="1" calcext:value-type="float">
            <text:p>1</text:p>
          </table:table-cell>
          <table:table-cell table:formula="of:=1.6439814/[.C25]" office:value-type="float" office:value="1.57283454397041" calcext:value-type="float">
            <text:p>1.57283454397041</text:p>
          </table:table-cell>
          <table:table-cell table:formula="of:=1.6439814/[.D25]" office:value-type="float" office:value="1.92826356142345" calcext:value-type="float">
            <text:p>1.92826356142345</text:p>
          </table:table-cell>
          <table:table-cell table:formula="of:=1.6439814/[.E25]" office:value-type="float" office:value="1.98933034075291" calcext:value-type="float">
            <text:p>1.98933034075291</text:p>
          </table:table-cell>
          <table:table-cell table:formula="of:=1.6439814/[.F25]" office:value-type="float" office:value="1.64155600100851" calcext:value-type="float">
            <text:p>1.64155600100851</text:p>
          </table:table-cell>
          <table:table-cell table:formula="of:=1.6439814/[.G25]" office:value-type="float" office:value="1.64155600100851" calcext:value-type="float">
            <text:p>1.64155600100851</text:p>
          </table:table-cell>
          <table:table-cell table:formula="of:=1.6439814/[.H25]" office:value-type="float" office:value="1.52130545771732" calcext:value-type="float">
            <text:p>1.52130545771732</text:p>
          </table:table-cell>
          <table:table-cell table:formula="of:=1.6439814/[.I25]" office:value-type="float" office:value="1.38848713240464" calcext:value-type="float">
            <text:p>1.38848713240464</text:p>
          </table:table-cell>
        </table:table-row>
        <table:table-row table:style-name="ro1">
          <table:table-cell office:value-type="string" calcext:value-type="string">
            <text:p>Efficiency Pthread 10000</text:p>
          </table:table-cell>
          <table:table-cell table:formula="of:=[.B26]/[.B19]" office:value-type="float" office:value="1" calcext:value-type="float">
            <text:p>1</text:p>
          </table:table-cell>
          <table:table-cell table:formula="of:=[.C26]/[.C19]" office:value-type="float" office:value="0.786417271985204" calcext:value-type="float">
            <text:p>0.786417271985204</text:p>
          </table:table-cell>
          <table:table-cell table:formula="of:=[.D26]/[.D19]" office:value-type="float" office:value="0.642754520474485" calcext:value-type="float">
            <text:p>0.642754520474485</text:p>
          </table:table-cell>
          <table:table-cell table:formula="of:=[.E26]/[.E19]" office:value-type="float" office:value="0.497332585188227" calcext:value-type="float">
            <text:p>0.497332585188227</text:p>
          </table:table-cell>
          <table:table-cell table:formula="of:=[.F26]/[.F19]" office:value-type="float" office:value="0.328311200201702" calcext:value-type="float">
            <text:p>0.328311200201702</text:p>
          </table:table-cell>
          <table:table-cell table:formula="of:=[.G26]/[.G19]" office:value-type="float" office:value="0.273592666834752" calcext:value-type="float">
            <text:p>0.273592666834752</text:p>
          </table:table-cell>
          <table:table-cell table:formula="of:=[.H26]/[.H19]" office:value-type="float" office:value="0.217329351102474" calcext:value-type="float">
            <text:p>0.217329351102474</text:p>
          </table:table-cell>
          <table:table-cell table:formula="of:=[.I26]/[.I19]" office:value-type="float" office:value="0.17356089155058" calcext:value-type="float">
            <text:p>0.17356089155058</text:p>
          </table:table-cell>
        </table:table-row>
        <table:table-row table:style-name="ro1">
          <table:table-cell office:value-type="string" calcext:value-type="string">
            <text:p>Cost Pthread 10000</text:p>
          </table:table-cell>
          <table:table-cell table:formula="of:=[.B25]*[.B19]" office:value-type="float" office:value="1.6439814" calcext:value-type="float">
            <text:p>1.6439814</text:p>
          </table:table-cell>
          <table:table-cell table:formula="of:=[.C25]*[.C19]" office:value-type="float" office:value="2.0904696" calcext:value-type="float">
            <text:p>2.0904696</text:p>
          </table:table-cell>
          <table:table-cell table:formula="of:=[.D25]*[.D19]" office:value-type="float" office:value="2.5577127" calcext:value-type="float">
            <text:p>2.5577127</text:p>
          </table:table-cell>
          <table:table-cell table:formula="of:=[.E25]*[.E19]" office:value-type="float" office:value="3.3055976" calcext:value-type="float">
            <text:p>3.3055976</text:p>
          </table:table-cell>
          <table:table-cell table:formula="of:=[.F25]*[.F19]" office:value-type="float" office:value="5.0073875" calcext:value-type="float">
            <text:p>5.0073875</text:p>
          </table:table-cell>
          <table:table-cell table:formula="of:=[.G25]*[.G19]" office:value-type="float" office:value="6.008865" calcext:value-type="float">
            <text:p>6.008865</text:p>
          </table:table-cell>
          <table:table-cell table:formula="of:=[.H25]*[.H19]" office:value-type="float" office:value="7.5644702" calcext:value-type="float">
            <text:p>7.5644702</text:p>
          </table:table-cell>
          <table:table-cell table:formula="of:=[.I25]*[.I19]" office:value-type="float" office:value="9.4720728" calcext:value-type="float">
            <text:p>9.47207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thread 100000</text:p>
          </table:table-cell>
          <table:table-cell office:value-type="float" office:value="16.355737" calcext:value-type="float">
            <text:p>16.355737</text:p>
          </table:table-cell>
          <table:table-cell office:value-type="float" office:value="10.4254109" calcext:value-type="float">
            <text:p>10.4254109</text:p>
          </table:table-cell>
          <table:table-cell office:value-type="float" office:value="8.1256595" calcext:value-type="float">
            <text:p>8.1256595</text:p>
          </table:table-cell>
          <table:table-cell office:value-type="float" office:value="7.8685784" calcext:value-type="float">
            <text:p>7.8685784</text:p>
          </table:table-cell>
          <table:table-cell office:value-type="float" office:value="10.425634" calcext:value-type="float">
            <text:p>10.425634</text:p>
          </table:table-cell>
          <table:table-cell office:value-type="float" office:value="11.5002998" calcext:value-type="float">
            <text:p>11.5002998</text:p>
          </table:table-cell>
          <table:table-cell office:value-type="float" office:value="11.516119" calcext:value-type="float">
            <text:p>11.516119</text:p>
          </table:table-cell>
          <table:table-cell office:value-type="float" office:value="12.7234519" calcext:value-type="float">
            <text:p>12.7234519</text:p>
          </table:table-cell>
        </table:table-row>
        <table:table-row table:style-name="ro1">
          <table:table-cell office:value-type="string" calcext:value-type="string">
            <text:p>Speed_up Pthread 100000</text:p>
          </table:table-cell>
          <table:table-cell table:formula="of:=16.355737/[.B30]" office:value-type="float" office:value="1" calcext:value-type="float">
            <text:p>1</text:p>
          </table:table-cell>
          <table:table-cell table:formula="of:=16.355737/[.C30]" office:value-type="float" office:value="1.5688338001143" calcext:value-type="float">
            <text:p>1.5688338001143</text:p>
          </table:table-cell>
          <table:table-cell table:formula="of:=16.355737/[.D30]" office:value-type="float" office:value="2.01285040309651" calcext:value-type="float">
            <text:p>2.01285040309651</text:p>
          </table:table-cell>
          <table:table-cell table:formula="of:=16.355737/[.E30]" office:value-type="float" office:value="2.07861397174361" calcext:value-type="float">
            <text:p>2.07861397174361</text:p>
          </table:table-cell>
          <table:table-cell table:formula="of:=16.355737/[.F30]" office:value-type="float" office:value="1.56880022836021" calcext:value-type="float">
            <text:p>1.56880022836021</text:p>
          </table:table-cell>
          <table:table-cell table:formula="of:=16.355737/[.G30]" office:value-type="float" office:value="1.42220092384026" calcext:value-type="float">
            <text:p>1.42220092384026</text:p>
          </table:table-cell>
          <table:table-cell table:formula="of:=16.355737/[.H30]" office:value-type="float" office:value="1.42024730727427" calcext:value-type="float">
            <text:p>1.42024730727427</text:p>
          </table:table-cell>
          <table:table-cell table:formula="of:=16.355737/[.I30]" office:value-type="float" office:value="1.28547953248442" calcext:value-type="float">
            <text:p>1.28547953248442</text:p>
          </table:table-cell>
        </table:table-row>
        <table:table-row table:style-name="ro1">
          <table:table-cell office:value-type="string" calcext:value-type="string">
            <text:p>Efficiency Pthread 100000</text:p>
          </table:table-cell>
          <table:table-cell table:formula="of:=[.B31]/[.B19]" office:value-type="float" office:value="1" calcext:value-type="float">
            <text:p>1</text:p>
          </table:table-cell>
          <table:table-cell table:formula="of:=[.C31]/[.C19]" office:value-type="float" office:value="0.784416900057148" calcext:value-type="float">
            <text:p>0.784416900057148</text:p>
          </table:table-cell>
          <table:table-cell table:formula="of:=[.D31]/[.D19]" office:value-type="float" office:value="0.670950134365504" calcext:value-type="float">
            <text:p>0.670950134365504</text:p>
          </table:table-cell>
          <table:table-cell table:formula="of:=[.E31]/[.E19]" office:value-type="float" office:value="0.519653492935903" calcext:value-type="float">
            <text:p>0.519653492935903</text:p>
          </table:table-cell>
          <table:table-cell table:formula="of:=[.F31]/[.F19]" office:value-type="float" office:value="0.313760045672043" calcext:value-type="float">
            <text:p>0.313760045672043</text:p>
          </table:table-cell>
          <table:table-cell table:formula="of:=[.G31]/[.G19]" office:value-type="float" office:value="0.237033487306711" calcext:value-type="float">
            <text:p>0.237033487306711</text:p>
          </table:table-cell>
          <table:table-cell table:formula="of:=[.H31]/[.H19]" office:value-type="float" office:value="0.202892472467752" calcext:value-type="float">
            <text:p>0.202892472467752</text:p>
          </table:table-cell>
          <table:table-cell table:formula="of:=[.I31]/[.I19]" office:value-type="float" office:value="0.160684941560552" calcext:value-type="float">
            <text:p>0.160684941560552</text:p>
          </table:table-cell>
        </table:table-row>
        <table:table-row table:style-name="ro1">
          <table:table-cell office:value-type="string" calcext:value-type="string">
            <text:p>Cost Pthread 100000</text:p>
          </table:table-cell>
          <table:table-cell table:formula="of:=[.B30]*[.B19]" office:value-type="float" office:value="16.355737" calcext:value-type="float">
            <text:p>16.355737</text:p>
          </table:table-cell>
          <table:table-cell table:formula="of:=[.C30]*[.C19]" office:value-type="float" office:value="20.8508218" calcext:value-type="float">
            <text:p>20.8508218</text:p>
          </table:table-cell>
          <table:table-cell table:formula="of:=[.D30]*[.D19]" office:value-type="float" office:value="24.3769785" calcext:value-type="float">
            <text:p>24.3769785</text:p>
          </table:table-cell>
          <table:table-cell table:formula="of:=[.E30]*[.E19]" office:value-type="float" office:value="31.4743136" calcext:value-type="float">
            <text:p>31.4743136</text:p>
          </table:table-cell>
          <table:table-cell table:formula="of:=[.F30]*[.F19]" office:value-type="float" office:value="52.12817" calcext:value-type="float">
            <text:p>52.12817</text:p>
          </table:table-cell>
          <table:table-cell table:formula="of:=[.G30]*[.G19]" office:value-type="float" office:value="69.0017988" calcext:value-type="float">
            <text:p>69.0017988</text:p>
          </table:table-cell>
          <table:table-cell table:formula="of:=[.H30]*[.H19]" office:value-type="float" office:value="80.612833" calcext:value-type="float">
            <text:p>80.612833</text:p>
          </table:table-cell>
          <table:table-cell table:formula="of:=[.I30]*[.I19]" office:value-type="float" office:value="101.7876152" calcext:value-type="float">
            <text:p>101.7876152</text:p>
          </table:table-cell>
        </table:table-row>
      </table:table>
      <table:table table:name="1000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16519" calcext:value-type="float">
            <text:p>0.16519</text:p>
          </table:table-cell>
          <table:table-cell office:value-type="float" office:value="0.23779" calcext:value-type="float">
            <text:p>0.23779</text:p>
          </table:table-cell>
          <table:table-cell office:value-type="float" office:value="0.223807" calcext:value-type="float">
            <text:p>0.223807</text:p>
          </table:table-cell>
          <table:table-cell office:value-type="float" office:value="0.238707" calcext:value-type="float">
            <text:p>0.238707</text:p>
          </table:table-cell>
          <table:table-cell office:value-type="float" office:value="0.22411" calcext:value-type="float">
            <text:p>0.22411</text:p>
          </table:table-cell>
          <table:table-cell/>
          <table:table-cell office:value-type="float" office:value="0.233014" calcext:value-type="float">
            <text:p>0.233014</text:p>
          </table:table-cell>
          <table:table-cell office:value-type="float" office:value="0.328234" calcext:value-type="float">
            <text:p>0.3282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70171" calcext:value-type="float">
            <text:p>0.170171</text:p>
          </table:table-cell>
          <table:table-cell office:value-type="float" office:value="0.203654" calcext:value-type="float">
            <text:p>0.203654</text:p>
          </table:table-cell>
          <table:table-cell office:value-type="float" office:value="0.191139" calcext:value-type="float">
            <text:p>0.191139</text:p>
          </table:table-cell>
          <table:table-cell office:value-type="float" office:value="0.200386" calcext:value-type="float">
            <text:p>0.200386</text:p>
          </table:table-cell>
          <table:table-cell office:value-type="float" office:value="0.207305" calcext:value-type="float">
            <text:p>0.207305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0.221396" calcext:value-type="float">
            <text:p>0.221396</text:p>
          </table:table-cell>
          <table:table-cell office:value-type="float" office:value="0.254349" calcext:value-type="float">
            <text:p>0.2543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75833" calcext:value-type="float">
            <text:p>0.175833</text:p>
          </table:table-cell>
          <table:table-cell office:value-type="float" office:value="0.213542" calcext:value-type="float">
            <text:p>0.213542</text:p>
          </table:table-cell>
          <table:table-cell office:value-type="float" office:value="0.194334" calcext:value-type="float">
            <text:p>0.194334</text:p>
          </table:table-cell>
          <table:table-cell office:value-type="float" office:value="0.202933" calcext:value-type="float">
            <text:p>0.202933</text:p>
          </table:table-cell>
          <table:table-cell office:value-type="float" office:value="0.200405" calcext:value-type="float">
            <text:p>0.200405</text:p>
          </table:table-cell>
          <table:table-cell office:value-type="float" office:value="0.196958" calcext:value-type="float">
            <text:p>0.196958</text:p>
          </table:table-cell>
          <table:table-cell office:value-type="float" office:value="0.207798" calcext:value-type="float">
            <text:p>0.207798</text:p>
          </table:table-cell>
          <table:table-cell office:value-type="float" office:value="0.338766" calcext:value-type="float">
            <text:p>0.3387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69124" calcext:value-type="float">
            <text:p>0.16912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31088" calcext:value-type="float">
            <text:p>0.231088</text:p>
          </table:table-cell>
          <table:table-cell office:value-type="float" office:value="0.199019" calcext:value-type="float">
            <text:p>0.199019</text:p>
          </table:table-cell>
          <table:table-cell office:value-type="float" office:value="0.201589" calcext:value-type="float">
            <text:p>0.201589</text:p>
          </table:table-cell>
          <table:table-cell office:value-type="float" office:value="0.195818" calcext:value-type="float">
            <text:p>0.195818</text:p>
          </table:table-cell>
          <table:table-cell office:value-type="float" office:value="0.234491" calcext:value-type="float">
            <text:p>0.234491</text:p>
          </table:table-cell>
          <table:table-cell office:value-type="float" office:value="0.268471" calcext:value-type="float">
            <text:p>0.2684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70756" calcext:value-type="float">
            <text:p>0.170756</text:p>
          </table:table-cell>
          <table:table-cell office:value-type="float" office:value="0.216477" calcext:value-type="float">
            <text:p>0.216477</text:p>
          </table:table-cell>
          <table:table-cell office:value-type="float" office:value="0.190552" calcext:value-type="float">
            <text:p>0.190552</text:p>
          </table:table-cell>
          <table:table-cell office:value-type="float" office:value="0.210045" calcext:value-type="float">
            <text:p>0.210045</text:p>
          </table:table-cell>
          <table:table-cell office:value-type="float" office:value="0.203206" calcext:value-type="float">
            <text:p>0.203206</text:p>
          </table:table-cell>
          <table:table-cell office:value-type="float" office:value="0.194604" calcext:value-type="float">
            <text:p>0.194604</text:p>
          </table:table-cell>
          <table:table-cell office:value-type="float" office:value="0.202713" calcext:value-type="float">
            <text:p>0.202713</text:p>
          </table:table-cell>
          <table:table-cell office:value-type="float" office:value="0.272427" calcext:value-type="float">
            <text:p>0.2724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03821" calcext:value-type="float">
            <text:p>0.203821</text:p>
          </table:table-cell>
          <table:table-cell office:value-type="float" office:value="0.218838" calcext:value-type="float">
            <text:p>0.218838</text:p>
          </table:table-cell>
          <table:table-cell office:value-type="float" office:value="0.184834" calcext:value-type="float">
            <text:p>0.184834</text:p>
          </table:table-cell>
          <table:table-cell office:value-type="float" office:value="0.206279" calcext:value-type="float">
            <text:p>0.206279</text:p>
          </table:table-cell>
          <table:table-cell office:value-type="float" office:value="0.20335" calcext:value-type="float">
            <text:p>0.20335</text:p>
          </table:table-cell>
          <table:table-cell office:value-type="float" office:value="0.195924" calcext:value-type="float">
            <text:p>0.195924</text:p>
          </table:table-cell>
          <table:table-cell office:value-type="float" office:value="0.202311" calcext:value-type="float">
            <text:p>0.202311</text:p>
          </table:table-cell>
          <table:table-cell office:value-type="float" office:value="0.287366" calcext:value-type="float">
            <text:p>0.287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1119" calcext:value-type="float">
            <text:p>0.21119</text:p>
          </table:table-cell>
          <table:table-cell office:value-type="float" office:value="0.205901" calcext:value-type="float">
            <text:p>0.205901</text:p>
          </table:table-cell>
          <table:table-cell office:value-type="float" office:value="0.195604" calcext:value-type="float">
            <text:p>0.195604</text:p>
          </table:table-cell>
          <table:table-cell office:value-type="float" office:value="0.213892" calcext:value-type="float">
            <text:p>0.213892</text:p>
          </table:table-cell>
          <table:table-cell office:value-type="float" office:value="0.218069" calcext:value-type="float">
            <text:p>0.218069</text:p>
          </table:table-cell>
          <table:table-cell office:value-type="float" office:value="0.195809" calcext:value-type="float">
            <text:p>0.195809</text:p>
          </table:table-cell>
          <table:table-cell office:value-type="float" office:value="0.239229" calcext:value-type="float">
            <text:p>0.239229</text:p>
          </table:table-cell>
          <table:table-cell office:value-type="float" office:value="0.33539" calcext:value-type="float">
            <text:p>0.33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87128" calcext:value-type="float">
            <text:p>0.187128</text:p>
          </table:table-cell>
          <table:table-cell office:value-type="float" office:value="0.206456" calcext:value-type="float">
            <text:p>0.206456</text:p>
          </table:table-cell>
          <table:table-cell office:value-type="float" office:value="0.200027" calcext:value-type="float">
            <text:p>0.200027</text:p>
          </table:table-cell>
          <table:table-cell office:value-type="float" office:value="0.206497" calcext:value-type="float">
            <text:p>0.206497</text:p>
          </table:table-cell>
          <table:table-cell office:value-type="float" office:value="0.210998" calcext:value-type="float">
            <text:p>0.210998</text:p>
          </table:table-cell>
          <table:table-cell office:value-type="float" office:value="0.194132" calcext:value-type="float">
            <text:p>0.194132</text:p>
          </table:table-cell>
          <table:table-cell office:value-type="float" office:value="0.209969" calcext:value-type="float">
            <text:p>0.209969</text:p>
          </table:table-cell>
          <table:table-cell office:value-type="float" office:value="0.291502" calcext:value-type="float">
            <text:p>0.291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02681" calcext:value-type="float">
            <text:p>0.202681</text:p>
          </table:table-cell>
          <table:table-cell office:value-type="float" office:value="0.225415" calcext:value-type="float">
            <text:p>0.225415</text:p>
          </table:table-cell>
          <table:table-cell office:value-type="float" office:value="0.235241" calcext:value-type="float">
            <text:p>0.235241</text:p>
          </table:table-cell>
          <table:table-cell office:value-type="float" office:value="0.200952" calcext:value-type="float">
            <text:p>0.200952</text:p>
          </table:table-cell>
          <table:table-cell office:value-type="float" office:value="0.202883" calcext:value-type="float">
            <text:p>0.202883</text:p>
          </table:table-cell>
          <table:table-cell office:value-type="float" office:value="0.195361" calcext:value-type="float">
            <text:p>0.195361</text:p>
          </table:table-cell>
          <table:table-cell office:value-type="float" office:value="0.220319" calcext:value-type="float">
            <text:p>0.220319</text:p>
          </table:table-cell>
          <table:table-cell office:value-type="float" office:value="0.331784" calcext:value-type="float">
            <text:p>0.3317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91966" calcext:value-type="float">
            <text:p>0.191966</text:p>
          </table:table-cell>
          <table:table-cell table:number-columns-repeated="2"/>
          <table:table-cell office:value-type="float" office:value="0.197489" calcext:value-type="float">
            <text:p>0.197489</text:p>
          </table:table-cell>
          <table:table-cell office:value-type="float" office:value="0.200443" calcext:value-type="float">
            <text:p>0.200443</text:p>
          </table:table-cell>
          <table:table-cell office:value-type="float" office:value="0.202694" calcext:value-type="float">
            <text:p>0.202694</text:p>
          </table:table-cell>
          <table:table-cell office:value-type="float" office:value="0.213266" calcext:value-type="float">
            <text:p>0.2132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98605" calcext:value-type="float">
            <text:p>0.198605</text:p>
          </table:table-cell>
          <table:table-cell office:value-type="float" office:value="0.20778" calcext:value-type="float">
            <text:p>0.20778</text:p>
          </table:table-cell>
          <table:table-cell office:value-type="float" office:value="0.192206" calcext:value-type="float">
            <text:p>0.192206</text:p>
          </table:table-cell>
          <table:table-cell office:value-type="float" office:value="0.209907" calcext:value-type="float">
            <text:p>0.209907</text:p>
          </table:table-cell>
          <table:table-cell office:value-type="float" office:value="0.302643" calcext:value-type="float">
            <text:p>0.3026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97727" calcext:value-type="float">
            <text:p>0.197727</text:p>
          </table:table-cell>
          <table:table-cell office:value-type="float" office:value="0.20433" calcext:value-type="float">
            <text:p>0.20433</text:p>
          </table:table-cell>
          <table:table-cell office:value-type="float" office:value="0.193267" calcext:value-type="float">
            <text:p>0.193267</text:p>
          </table:table-cell>
          <table:table-cell office:value-type="float" office:value="0.220625" calcext:value-type="float">
            <text:p>0.220625</text:p>
          </table:table-cell>
          <table:table-cell office:value-type="float" office:value="0.304801" calcext:value-type="float">
            <text:p>0.3048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21436" calcext:value-type="float">
            <text:p>0.221436</text:p>
          </table:table-cell>
          <table:table-cell office:value-type="float" office:value="0.19792" calcext:value-type="float">
            <text:p>0.19792</text:p>
          </table:table-cell>
          <table:table-cell office:value-type="float" office:value="0.196149" calcext:value-type="float">
            <text:p>0.196149</text:p>
          </table:table-cell>
          <table:table-cell office:value-type="float" office:value="0.228302" calcext:value-type="float">
            <text:p>0.228302</text:p>
          </table:table-cell>
          <table:table-cell office:value-type="float" office:value="0.301426" calcext:value-type="float">
            <text:p>0.3014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04797" calcext:value-type="float">
            <text:p>0.204797</text:p>
          </table:table-cell>
          <table:table-cell office:value-type="float" office:value="0.203576" calcext:value-type="float">
            <text:p>0.203576</text:p>
          </table:table-cell>
          <table:table-cell office:value-type="float" office:value="0.196743" calcext:value-type="float">
            <text:p>0.196743</text:p>
          </table:table-cell>
          <table:table-cell office:value-type="float" office:value="0.211984" calcext:value-type="float">
            <text:p>0.211984</text:p>
          </table:table-cell>
          <table:table-cell office:value-type="float" office:value="0.286582" calcext:value-type="float">
            <text:p>0.2865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02675" calcext:value-type="float">
            <text:p>0.202675</text:p>
          </table:table-cell>
          <table:table-cell office:value-type="float" office:value="0.200871" calcext:value-type="float">
            <text:p>0.200871</text:p>
          </table:table-cell>
          <table:table-cell office:value-type="float" office:value="0.198774" calcext:value-type="float">
            <text:p>0.198774</text:p>
          </table:table-cell>
          <table:table-cell office:value-type="float" office:value="0.228558" calcext:value-type="float">
            <text:p>0.228558</text:p>
          </table:table-cell>
          <table:table-cell office:value-type="float" office:value="0.324852" calcext:value-type="float">
            <text:p>0.3248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04519" calcext:value-type="float">
            <text:p>0.204519</text:p>
          </table:table-cell>
          <table:table-cell office:value-type="float" office:value="0.201863" calcext:value-type="float">
            <text:p>0.201863</text:p>
          </table:table-cell>
          <table:table-cell office:value-type="float" office:value="0.206792" calcext:value-type="float">
            <text:p>0.206792</text:p>
          </table:table-cell>
          <table:table-cell office:value-type="float" office:value="0.226782" calcext:value-type="float">
            <text:p>0.226782</text:p>
          </table:table-cell>
          <table:table-cell office:value-type="float" office:value="0.332159" calcext:value-type="float">
            <text:p>0.3321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3703" calcext:value-type="float">
            <text:p>0.213703</text:p>
          </table:table-cell>
          <table:table-cell/>
          <table:table-cell office:value-type="float" office:value="0.202856" calcext:value-type="float">
            <text:p>0.202856</text:p>
          </table:table-cell>
          <table:table-cell office:value-type="float" office:value="0.211956" calcext:value-type="float">
            <text:p>0.211956</text:p>
          </table:table-cell>
          <table:table-cell office:value-type="float" office:value="0.28677" calcext:value-type="float">
            <text:p>0.286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92934" calcext:value-type="float">
            <text:p>0.192934</text:p>
          </table:table-cell>
          <table:table-cell office:value-type="float" office:value="0.202283" calcext:value-type="float">
            <text:p>0.202283</text:p>
          </table:table-cell>
          <table:table-cell office:value-type="float" office:value="0.192686" calcext:value-type="float">
            <text:p>0.192686</text:p>
          </table:table-cell>
          <table:table-cell office:value-type="float" office:value="0.221428" calcext:value-type="float">
            <text:p>0.221428</text:p>
          </table:table-cell>
          <table:table-cell office:value-type="float" office:value="0.311072" calcext:value-type="float">
            <text:p>0.3110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465" calcext:value-type="float">
            <text:p>0.21465</text:p>
          </table:table-cell>
          <table:table-cell office:value-type="float" office:value="0.203932" calcext:value-type="float">
            <text:p>0.203932</text:p>
          </table:table-cell>
          <table:table-cell office:value-type="float" office:value="0.197634" calcext:value-type="float">
            <text:p>0.197634</text:p>
          </table:table-cell>
          <table:table-cell office:value-type="float" office:value="0.212548" calcext:value-type="float">
            <text:p>0.212548</text:p>
          </table:table-cell>
          <table:table-cell office:value-type="float" office:value="0.285068" calcext:value-type="float">
            <text:p>0.285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13644" calcext:value-type="float">
            <text:p>0.213644</text:p>
          </table:table-cell>
          <table:table-cell office:value-type="float" office:value="0.204653" calcext:value-type="float">
            <text:p>0.204653</text:p>
          </table:table-cell>
          <table:table-cell office:value-type="float" office:value="0.196573" calcext:value-type="float">
            <text:p>0.196573</text:p>
          </table:table-cell>
          <table:table-cell office:value-type="float" office:value="0.200447" calcext:value-type="float">
            <text:p>0.200447</text:p>
          </table:table-cell>
          <table:table-cell office:value-type="float" office:value="0.191728" calcext:value-type="float">
            <text:p>0.191728</text:p>
          </table:table-cell>
          <table:table-cell office:value-type="float" office:value="0.226351" calcext:value-type="float">
            <text:p>0.226351</text:p>
          </table:table-cell>
          <table:table-cell office:value-type="float" office:value="0.321154" calcext:value-type="float">
            <text:p>0.321154</text:p>
          </table:table-cell>
          <table:table-cell table:number-columns-repeated="2"/>
        </table:table-row>
        <table:table-row table:style-name="ro1">
          <table:table-cell/>
          <table:table-cell table:formula="of:=AVERAGE([.B2:.B21])" office:value-type="float" office:value="0.184786" calcext:value-type="float">
            <text:p>0.184786</text:p>
          </table:table-cell>
          <table:table-cell table:formula="of:=AVERAGE([.C2:.C21])" office:value-type="float" office:value="0.2158217" calcext:value-type="float">
            <text:p>0.2158217</text:p>
          </table:table-cell>
          <table:table-cell table:formula="of:=AVERAGE([.D2:.D21])" office:value-type="float" office:value="0.2051279" calcext:value-type="float">
            <text:p>0.2051279</text:p>
          </table:table-cell>
          <table:table-cell table:formula="of:=AVERAGE([.E2:.E21])" office:value-type="float" office:value="0.2061909" calcext:value-type="float">
            <text:p>0.2061909</text:p>
          </table:table-cell>
          <table:table-cell table:formula="of:=AVERAGE([.F2:.F21])" office:value-type="float" office:value="0.205018947368421" calcext:value-type="float">
            <text:p>0.205018947368421</text:p>
          </table:table-cell>
          <table:table-cell table:formula="of:=AVERAGE([.G2:.G21])" office:value-type="float" office:value="0.197029684210526" calcext:value-type="float">
            <text:p>0.197029684210526</text:p>
          </table:table-cell>
          <table:table-cell table:formula="of:=AVERAGE([.H2:.H21])" office:value-type="float" office:value="0.21914735" calcext:value-type="float">
            <text:p>0.21914735</text:p>
          </table:table-cell>
          <table:table-cell table:formula="of:=AVERAGE([.I2:.I21])" office:value-type="float" office:value="0.303411368421053" calcext:value-type="float">
            <text:p>0.303411368421053</text:p>
          </table:table-cell>
          <table:table-cell table:formula="of:=AVERAGE([.J2:.J21])" office:value-type="string" office:string-value="" calcext:value-type="error">
            <text:p>#DIV/0!</text:p>
          </table:table-cell>
          <table:table-cell table:formula="of:=AVERAGE([.K2:.K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threa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.107422" calcext:value-type="float">
            <text:p>0.107422</text:p>
          </table:table-cell>
          <table:table-cell office:value-type="float" office:value="0.113801" calcext:value-type="float">
            <text:p>0.113801</text:p>
          </table:table-cell>
          <table:table-cell office:value-type="float" office:value="0.099497" calcext:value-type="float">
            <text:p>0.099497</text:p>
          </table:table-cell>
          <table:table-cell office:value-type="float" office:value="0.112426" calcext:value-type="float">
            <text:p>0.112426</text:p>
          </table:table-cell>
          <table:table-cell office:value-type="float" office:value="0.125968" calcext:value-type="float">
            <text:p>0.125968</text:p>
          </table:table-cell>
          <table:table-cell office:value-type="float" office:value="0.13366" calcext:value-type="float">
            <text:p>0.13366</text:p>
          </table:table-cell>
          <table:table-cell office:value-type="float" office:value="0.184052" calcext:value-type="float">
            <text:p>0.184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04799" calcext:value-type="float">
            <text:p>0.104799</text:p>
          </table:table-cell>
          <table:table-cell office:value-type="float" office:value="0.092731" calcext:value-type="float">
            <text:p>0.092731</text:p>
          </table:table-cell>
          <table:table-cell office:value-type="float" office:value="0.11987" calcext:value-type="float">
            <text:p>0.11987</text:p>
          </table:table-cell>
          <table:table-cell office:value-type="float" office:value="0.106068" calcext:value-type="float">
            <text:p>0.106068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152389" calcext:value-type="float">
            <text:p>0.152389</text:p>
          </table:table-cell>
          <table:table-cell office:value-type="float" office:value="0.238928" calcext:value-type="float">
            <text:p>0.2389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08725" calcext:value-type="float">
            <text:p>0.108725</text:p>
          </table:table-cell>
          <table:table-cell office:value-type="float" office:value="0.088218" calcext:value-type="float">
            <text:p>0.088218</text:p>
          </table:table-cell>
          <table:table-cell office:value-type="float" office:value="0.106378" calcext:value-type="float">
            <text:p>0.106378</text:p>
          </table:table-cell>
          <table:table-cell table:number-columns-repeated="2"/>
          <table:table-cell office:value-type="float" office:value="0.130481" calcext:value-type="float">
            <text:p>0.130481</text:p>
          </table:table-cell>
          <table:table-cell office:value-type="float" office:value="0.222188" calcext:value-type="float">
            <text:p>0.222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10988" calcext:value-type="float">
            <text:p>0.110988</text:p>
          </table:table-cell>
          <table:table-cell office:value-type="float" office:value="0.089356" calcext:value-type="float">
            <text:p>0.089356</text:p>
          </table:table-cell>
          <table:table-cell office:value-type="float" office:value="0.107855" calcext:value-type="float">
            <text:p>0.107855</text:p>
          </table:table-cell>
          <table:table-cell office:value-type="float" office:value="0.110962" calcext:value-type="float">
            <text:p>0.110962</text:p>
          </table:table-cell>
          <table:table-cell/>
          <table:table-cell office:value-type="float" office:value="0.156038" calcext:value-type="float">
            <text:p>0.1560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1148" calcext:value-type="float">
            <text:p>0.111148</text:p>
          </table:table-cell>
          <table:table-cell office:value-type="float" office:value="0.100706" calcext:value-type="float">
            <text:p>0.100706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106587" calcext:value-type="float">
            <text:p>0.106587</text:p>
          </table:table-cell>
          <table:table-cell office:value-type="float" office:value="0.116761" calcext:value-type="float">
            <text:p>0.116761</text:p>
          </table:table-cell>
          <table:table-cell office:value-type="float" office:value="0.122047" calcext:value-type="float">
            <text:p>0.122047</text:p>
          </table:table-cell>
          <table:table-cell office:value-type="float" office:value="0.130305" calcext:value-type="float">
            <text:p>0.130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08011" calcext:value-type="float">
            <text:p>0.108011</text:p>
          </table:table-cell>
          <table:table-cell office:value-type="float" office:value="0.107614" calcext:value-type="float">
            <text:p>0.107614</text:p>
          </table:table-cell>
          <table:table-cell office:value-type="float" office:value="0.111301" calcext:value-type="float">
            <text:p>0.111301</text:p>
          </table:table-cell>
          <table:table-cell/>
          <table:table-cell office:value-type="float" office:value="0.107397" calcext:value-type="float">
            <text:p>0.107397</text:p>
          </table:table-cell>
          <table:table-cell office:value-type="float" office:value="0.121685" calcext:value-type="float">
            <text:p>0.121685</text:p>
          </table:table-cell>
          <table:table-cell office:value-type="float" office:value="0.164017" calcext:value-type="float">
            <text:p>0.164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07329" calcext:value-type="float">
            <text:p>0.107329</text:p>
          </table:table-cell>
          <table:table-cell office:value-type="float" office:value="0.114744" calcext:value-type="float">
            <text:p>0.114744</text:p>
          </table:table-cell>
          <table:table-cell office:value-type="float" office:value="0.104453" calcext:value-type="float">
            <text:p>0.104453</text:p>
          </table:table-cell>
          <table:table-cell office:value-type="float" office:value="0.105642" calcext:value-type="float">
            <text:p>0.105642</text:p>
          </table:table-cell>
          <table:table-cell office:value-type="float" office:value="0.139887" calcext:value-type="float">
            <text:p>0.139887</text:p>
          </table:table-cell>
          <table:table-cell/>
          <table:table-cell office:value-type="float" office:value="0.149319" calcext:value-type="float">
            <text:p>0.1493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22227" calcext:value-type="float">
            <text:p>0.122227</text:p>
          </table:table-cell>
          <table:table-cell office:value-type="float" office:value="0.114365" calcext:value-type="float">
            <text:p>0.114365</text:p>
          </table:table-cell>
          <table:table-cell office:value-type="float" office:value="0.094617" calcext:value-type="float">
            <text:p>0.094617</text:p>
          </table:table-cell>
          <table:table-cell/>
          <table:table-cell office:value-type="float" office:value="0.121254" calcext:value-type="float">
            <text:p>0.121254</text:p>
          </table:table-cell>
          <table:table-cell office:value-type="float" office:value="0.137098" calcext:value-type="float">
            <text:p>0.137098</text:p>
          </table:table-cell>
          <table:table-cell office:value-type="float" office:value="0.220244" calcext:value-type="float">
            <text:p>0.2202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13904" calcext:value-type="float">
            <text:p>0.113904</text:p>
          </table:table-cell>
          <table:table-cell office:value-type="float" office:value="0.09172" calcext:value-type="float">
            <text:p>0.09172</text:p>
          </table:table-cell>
          <table:table-cell office:value-type="float" office:value="0.103857" calcext:value-type="float">
            <text:p>0.103857</text:p>
          </table:table-cell>
          <table:table-cell table:number-columns-repeated="2"/>
          <table:table-cell office:value-type="float" office:value="0.127786" calcext:value-type="float">
            <text:p>0.127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0951" calcext:value-type="float">
            <text:p>0.110951</text:p>
          </table:table-cell>
          <table:table-cell office:value-type="float" office:value="0.096978" calcext:value-type="float">
            <text:p>0.096978</text:p>
          </table:table-cell>
          <table:table-cell office:value-type="float" office:value="0.098926" calcext:value-type="float">
            <text:p>0.098926</text:p>
          </table:table-cell>
          <table:table-cell office:value-type="float" office:value="0.111759" calcext:value-type="float">
            <text:p>0.111759</text:p>
          </table:table-cell>
          <table:table-cell office:value-type="float" office:value="0.135078" calcext:value-type="float">
            <text:p>0.135078</text:p>
          </table:table-cell>
          <table:table-cell office:value-type="float" office:value="0.131829" calcext:value-type="float">
            <text:p>0.1318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10145" calcext:value-type="float">
            <text:p>0.110145</text:p>
          </table:table-cell>
          <table:table-cell office:value-type="float" office:value="0.13106" calcext:value-type="float">
            <text:p>0.13106</text:p>
          </table:table-cell>
          <table:table-cell office:value-type="float" office:value="0.132724" calcext:value-type="float">
            <text:p>0.132724</text:p>
          </table:table-cell>
          <table:table-cell office:value-type="float" office:value="0.141305" calcext:value-type="float">
            <text:p>0.141305</text:p>
          </table:table-cell>
          <table:table-cell office:value-type="float" office:value="0.224434" calcext:value-type="float">
            <text:p>0.2244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3293" calcext:value-type="float">
            <text:p>0.093293</text:p>
          </table:table-cell>
          <table:table-cell office:value-type="float" office:value="0.10734" calcext:value-type="float">
            <text:p>0.10734</text:p>
          </table:table-cell>
          <table:table-cell/>
          <table:table-cell office:value-type="float" office:value="0.126385" calcext:value-type="float">
            <text:p>0.1263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06085" calcext:value-type="float">
            <text:p>0.106085</text:p>
          </table:table-cell>
          <table:table-cell office:value-type="float" office:value="0.110468" calcext:value-type="float">
            <text:p>0.110468</text:p>
          </table:table-cell>
          <table:table-cell office:value-type="float" office:value="0.121731" calcext:value-type="float">
            <text:p>0.1217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95108" calcext:value-type="float">
            <text:p>0.095108</text:p>
          </table:table-cell>
          <table:table-cell/>
          <table:table-cell office:value-type="float" office:value="0.143416" calcext:value-type="float">
            <text:p>0.143416</text:p>
          </table:table-cell>
          <table:table-cell office:value-type="float" office:value="0.153459" calcext:value-type="float">
            <text:p>0.1534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04883" calcext:value-type="float">
            <text:p>0.104883</text:p>
          </table:table-cell>
          <table:table-cell office:value-type="float" office:value="0.109508" calcext:value-type="float">
            <text:p>0.109508</text:p>
          </table:table-cell>
          <table:table-cell table:number-columns-repeated="2"/>
          <table:table-cell office:value-type="float" office:value="0.185689" calcext:value-type="float">
            <text:p>0.1856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977" calcext:value-type="float">
            <text:p>0.09977</text:p>
          </table:table-cell>
          <table:table-cell/>
          <table:table-cell office:value-type="float" office:value="0.140652" calcext:value-type="float">
            <text:p>0.140652</text:p>
          </table:table-cell>
          <table:table-cell office:value-type="float" office:value="0.147476" calcext:value-type="float">
            <text:p>0.147476</text:p>
          </table:table-cell>
          <table:table-cell office:value-type="float" office:value="0.15098" calcext:value-type="float">
            <text:p>0.150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0275" calcext:value-type="float">
            <text:p>0.10275</text:p>
          </table:table-cell>
          <table:table-cell/>
          <table:table-cell office:value-type="float" office:value="0.118833" calcext:value-type="float">
            <text:p>0.118833</text:p>
          </table:table-cell>
          <table:table-cell/>
          <table:table-cell office:value-type="float" office:value="0.199041" calcext:value-type="float">
            <text:p>0.1990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96558" calcext:value-type="float">
            <text:p>0.096558</text:p>
          </table:table-cell>
          <table:table-cell office:value-type="float" office:value="0.115175" calcext:value-type="float">
            <text:p>0.115175</text:p>
          </table:table-cell>
          <table:table-cell office:value-type="float" office:value="0.107519" calcext:value-type="float">
            <text:p>0.107519</text:p>
          </table:table-cell>
          <table:table-cell office:value-type="float" office:value="0.126547" calcext:value-type="float">
            <text:p>0.126547</text:p>
          </table:table-cell>
          <table:table-cell office:value-type="float" office:value="0.164894" calcext:value-type="float">
            <text:p>0.16489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118118" calcext:value-type="float">
            <text:p>0.118118</text:p>
          </table:table-cell>
          <table:table-cell/>
          <table:table-cell office:value-type="float" office:value="0.127016" calcext:value-type="float">
            <text:p>0.127016</text:p>
          </table:table-cell>
          <table:table-cell office:value-type="float" office:value="0.199183" calcext:value-type="float">
            <text:p>0.19918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127927" calcext:value-type="float">
            <text:p>0.127927</text:p>
          </table:table-cell>
          <table:table-cell office:value-type="float" office:value="0.115457" calcext:value-type="float">
            <text:p>0.115457</text:p>
          </table:table-cell>
          <table:table-cell/>
          <table:table-cell office:value-type="float" office:value="0.18348" calcext:value-type="float">
            <text:p>0.183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25:.C34])" office:value-type="float" office:value="0.1105504" calcext:value-type="float">
            <text:p>0.1105504</text:p>
          </table:table-cell>
          <table:table-cell table:formula="of:=AVERAGE([.D25:.D34])" office:value-type="float" office:value="0.1010233" calcext:value-type="float">
            <text:p>0.1010233</text:p>
          </table:table-cell>
          <table:table-cell table:formula="of:=AVERAGE([.E25:.E34])" office:value-type="float" office:value="0.1045504" calcext:value-type="float">
            <text:p>0.1045504</text:p>
          </table:table-cell>
          <table:table-cell table:formula="of:=AVERAGE([.F25:.F34])" office:value-type="float" office:value="0.108907333333333" calcext:value-type="float">
            <text:p>0.108907333333333</text:p>
          </table:table-cell>
          <table:table-cell table:formula="of:=AVERAGE([.G25:.G34])" office:value-type="float" office:value="0.123777857142857" calcext:value-type="float">
            <text:p>0.123777857142857</text:p>
          </table:table-cell>
          <table:table-cell table:formula="of:=AVERAGE([.H25:.H34])" office:value-type="float" office:value="0.134779222222222" calcext:value-type="float">
            <text:p>0.134779222222222</text:p>
          </table:table-cell>
          <table:table-cell table:formula="of:=AVERAGE([.I25:.I34])" office:value-type="float" office:value="0.187007571428571" calcext:value-type="float">
            <text:p>0.187007571428571</text:p>
          </table:table-cell>
          <table:table-cell table:formula="of:=AVERAGE([.J25:.J34])" office:value-type="string" office:string-value="" calcext:value-type="error">
            <text:p>#DIV/0!</text:p>
          </table:table-cell>
          <table:table-cell table:formula="of:=AVERAGE([.K25:.K34])" office:value-type="string" office:string-value="" calcext:value-type="error">
            <text:p>#DIV/0!</text:p>
          </table:table-cell>
        </table:table-row>
      </table:table>
      <table:table table:name="1000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.652263" calcext:value-type="float">
            <text:p>1.652263</text:p>
          </table:table-cell>
          <table:table-cell office:value-type="float" office:value="1.043686" calcext:value-type="float">
            <text:p>1.043686</text:p>
          </table:table-cell>
          <table:table-cell office:value-type="float" office:value="0.854647" calcext:value-type="float">
            <text:p>0.854647</text:p>
          </table:table-cell>
          <table:table-cell office:value-type="float" office:value="0.830865" calcext:value-type="float">
            <text:p>0.830865</text:p>
          </table:table-cell>
          <table:table-cell office:value-type="float" office:value="0.937955" calcext:value-type="float">
            <text:p>0.937955</text:p>
          </table:table-cell>
          <table:table-cell office:value-type="float" office:value="0.862933" calcext:value-type="float">
            <text:p>0.862933</text:p>
          </table:table-cell>
          <table:table-cell office:value-type="float" office:value="0.942738" calcext:value-type="float">
            <text:p>0.942738</text:p>
          </table:table-cell>
          <table:table-cell office:value-type="float" office:value="0.966387" calcext:value-type="float">
            <text:p>0.966387</text:p>
          </table:table-cell>
        </table:table-row>
        <table:table-row table:style-name="ro1">
          <table:table-cell/>
          <table:table-cell office:value-type="float" office:value="1.667339" calcext:value-type="float">
            <text:p>1.667339</text:p>
          </table:table-cell>
          <table:table-cell office:value-type="float" office:value="1.024862" calcext:value-type="float">
            <text:p>1.024862</text:p>
          </table:table-cell>
          <table:table-cell office:value-type="float" office:value="0.819317" calcext:value-type="float">
            <text:p>0.819317</text:p>
          </table:table-cell>
          <table:table-cell office:value-type="float" office:value="0.741189" calcext:value-type="float">
            <text:p>0.741189</text:p>
          </table:table-cell>
          <table:table-cell office:value-type="float" office:value="0.933817" calcext:value-type="float">
            <text:p>0.933817</text:p>
          </table:table-cell>
          <table:table-cell office:value-type="float" office:value="0.855574" calcext:value-type="float">
            <text:p>0.855574</text:p>
          </table:table-cell>
          <table:table-cell office:value-type="float" office:value="0.95962" calcext:value-type="float">
            <text:p>0.95962</text:p>
          </table:table-cell>
          <table:table-cell office:value-type="float" office:value="0.971706" calcext:value-type="float">
            <text:p>0.971706</text:p>
          </table:table-cell>
        </table:table-row>
        <table:table-row table:style-name="ro1">
          <table:table-cell/>
          <table:table-cell office:value-type="float" office:value="1.646688" calcext:value-type="float">
            <text:p>1.646688</text:p>
          </table:table-cell>
          <table:table-cell office:value-type="float" office:value="1.017289" calcext:value-type="float">
            <text:p>1.017289</text:p>
          </table:table-cell>
          <table:table-cell office:value-type="float" office:value="0.894661" calcext:value-type="float">
            <text:p>0.894661</text:p>
          </table:table-cell>
          <table:table-cell office:value-type="float" office:value="0.743356" calcext:value-type="float">
            <text:p>0.743356</text:p>
          </table:table-cell>
          <table:table-cell office:value-type="float" office:value="0.961596" calcext:value-type="float">
            <text:p>0.961596</text:p>
          </table:table-cell>
          <table:table-cell office:value-type="float" office:value="0.837229" calcext:value-type="float">
            <text:p>0.837229</text:p>
          </table:table-cell>
          <table:table-cell office:value-type="float" office:value="0.920229" calcext:value-type="float">
            <text:p>0.920229</text:p>
          </table:table-cell>
          <table:table-cell office:value-type="float" office:value="1.026275" calcext:value-type="float">
            <text:p>1.026275</text:p>
          </table:table-cell>
        </table:table-row>
        <table:table-row table:style-name="ro1">
          <table:table-cell/>
          <table:table-cell office:value-type="float" office:value="1.63858" calcext:value-type="float">
            <text:p>1.63858</text:p>
          </table:table-cell>
          <table:table-cell office:value-type="float" office:value="1.034082" calcext:value-type="float">
            <text:p>1.034082</text:p>
          </table:table-cell>
          <table:table-cell office:value-type="float" office:value="0.836348" calcext:value-type="float">
            <text:p>0.836348</text:p>
          </table:table-cell>
          <table:table-cell office:value-type="float" office:value="0.83812" calcext:value-type="float">
            <text:p>0.83812</text:p>
          </table:table-cell>
          <table:table-cell office:value-type="float" office:value="0.909715" calcext:value-type="float">
            <text:p>0.909715</text:p>
          </table:table-cell>
          <table:table-cell office:value-type="float" office:value="0.851848" calcext:value-type="float">
            <text:p>0.851848</text:p>
          </table:table-cell>
          <table:table-cell office:value-type="float" office:value="0.937585" calcext:value-type="float">
            <text:p>0.937585</text:p>
          </table:table-cell>
          <table:table-cell office:value-type="float" office:value="1.055888" calcext:value-type="float">
            <text:p>1.055888</text:p>
          </table:table-cell>
        </table:table-row>
        <table:table-row table:style-name="ro1">
          <table:table-cell/>
          <table:table-cell office:value-type="float" office:value="1.646356" calcext:value-type="float">
            <text:p>1.646356</text:p>
          </table:table-cell>
          <table:table-cell office:value-type="float" office:value="1.043556" calcext:value-type="float">
            <text:p>1.043556</text:p>
          </table:table-cell>
          <table:table-cell office:value-type="float" office:value="0.827524" calcext:value-type="float">
            <text:p>0.827524</text:p>
          </table:table-cell>
          <table:table-cell office:value-type="float" office:value="0.790843" calcext:value-type="float">
            <text:p>0.790843</text:p>
          </table:table-cell>
          <table:table-cell office:value-type="float" office:value="0.909845" calcext:value-type="float">
            <text:p>0.909845</text:p>
          </table:table-cell>
          <table:table-cell office:value-type="float" office:value="0.842819" calcext:value-type="float">
            <text:p>0.842819</text:p>
          </table:table-cell>
          <table:table-cell office:value-type="float" office:value="0.934539" calcext:value-type="float">
            <text:p>0.934539</text:p>
          </table:table-cell>
          <table:table-cell office:value-type="float" office:value="1.011554" calcext:value-type="float">
            <text:p>1.011554</text:p>
          </table:table-cell>
        </table:table-row>
        <table:table-row table:style-name="ro1">
          <table:table-cell/>
          <table:table-cell office:value-type="float" office:value="1.621614" calcext:value-type="float">
            <text:p>1.621614</text:p>
          </table:table-cell>
          <table:table-cell office:value-type="float" office:value="1.001738" calcext:value-type="float">
            <text:p>1.001738</text:p>
          </table:table-cell>
          <table:table-cell office:value-type="float" office:value="0.837141" calcext:value-type="float">
            <text:p>0.837141</text:p>
          </table:table-cell>
          <table:table-cell office:value-type="float" office:value="0.724979" calcext:value-type="float">
            <text:p>0.724979</text:p>
          </table:table-cell>
          <table:table-cell office:value-type="float" office:value="0.926105" calcext:value-type="float">
            <text:p>0.926105</text:p>
          </table:table-cell>
          <table:table-cell office:value-type="float" office:value="0.845066" calcext:value-type="float">
            <text:p>0.845066</text:p>
          </table:table-cell>
          <table:table-cell office:value-type="float" office:value="0.926908" calcext:value-type="float">
            <text:p>0.926908</text:p>
          </table:table-cell>
          <table:table-cell office:value-type="float" office:value="0.992242" calcext:value-type="float">
            <text:p>0.992242</text:p>
          </table:table-cell>
        </table:table-row>
        <table:table-row table:style-name="ro1">
          <table:table-cell/>
          <table:table-cell office:value-type="float" office:value="1.629552" calcext:value-type="float">
            <text:p>1.629552</text:p>
          </table:table-cell>
          <table:table-cell office:value-type="float" office:value="1.041499" calcext:value-type="float">
            <text:p>1.041499</text:p>
          </table:table-cell>
          <table:table-cell office:value-type="float" office:value="0.824899" calcext:value-type="float">
            <text:p>0.824899</text:p>
          </table:table-cell>
          <table:table-cell office:value-type="float" office:value="0.719644" calcext:value-type="float">
            <text:p>0.719644</text:p>
          </table:table-cell>
          <table:table-cell office:value-type="float" office:value="0.930736" calcext:value-type="float">
            <text:p>0.930736</text:p>
          </table:table-cell>
          <table:table-cell office:value-type="float" office:value="0.857207" calcext:value-type="float">
            <text:p>0.857207</text:p>
          </table:table-cell>
          <table:table-cell office:value-type="float" office:value="0.931056" calcext:value-type="float">
            <text:p>0.931056</text:p>
          </table:table-cell>
          <table:table-cell office:value-type="float" office:value="0.974786" calcext:value-type="float">
            <text:p>0.974786</text:p>
          </table:table-cell>
        </table:table-row>
        <table:table-row table:style-name="ro1">
          <table:table-cell/>
          <table:table-cell office:value-type="float" office:value="1.641564" calcext:value-type="float">
            <text:p>1.641564</text:p>
          </table:table-cell>
          <table:table-cell office:value-type="float" office:value="1.00233" calcext:value-type="float">
            <text:p>1.00233</text:p>
          </table:table-cell>
          <table:table-cell office:value-type="float" office:value="0.88593" calcext:value-type="float">
            <text:p>0.88593</text:p>
          </table:table-cell>
          <table:table-cell office:value-type="float" office:value="0.809043" calcext:value-type="float">
            <text:p>0.809043</text:p>
          </table:table-cell>
          <table:table-cell office:value-type="float" office:value="0.90971" calcext:value-type="float">
            <text:p>0.90971</text:p>
          </table:table-cell>
          <table:table-cell office:value-type="float" office:value="0.848037" calcext:value-type="float">
            <text:p>0.848037</text:p>
          </table:table-cell>
          <table:table-cell office:value-type="float" office:value="0.937188" calcext:value-type="float">
            <text:p>0.937188</text:p>
          </table:table-cell>
          <table:table-cell office:value-type="float" office:value="1.048715" calcext:value-type="float">
            <text:p>1.048715</text:p>
          </table:table-cell>
        </table:table-row>
        <table:table-row table:style-name="ro1">
          <table:table-cell/>
          <table:table-cell office:value-type="float" office:value="1.644398" calcext:value-type="float">
            <text:p>1.644398</text:p>
          </table:table-cell>
          <table:table-cell office:value-type="float" office:value="1.018226" calcext:value-type="float">
            <text:p>1.018226</text:p>
          </table:table-cell>
          <table:table-cell office:value-type="float" office:value="0.857545" calcext:value-type="float">
            <text:p>0.857545</text:p>
          </table:table-cell>
          <table:table-cell office:value-type="float" office:value="0.784953" calcext:value-type="float">
            <text:p>0.784953</text:p>
          </table:table-cell>
          <table:table-cell office:value-type="float" office:value="0.915825" calcext:value-type="float">
            <text:p>0.915825</text:p>
          </table:table-cell>
          <table:table-cell office:value-type="float" office:value="0.856603" calcext:value-type="float">
            <text:p>0.856603</text:p>
          </table:table-cell>
          <table:table-cell office:value-type="float" office:value="0.935711" calcext:value-type="float">
            <text:p>0.935711</text:p>
          </table:table-cell>
          <table:table-cell office:value-type="float" office:value="0.954028" calcext:value-type="float">
            <text:p>0.954028</text:p>
          </table:table-cell>
        </table:table-row>
        <table:table-row table:style-name="ro1">
          <table:table-cell/>
          <table:table-cell office:value-type="float" office:value="1.65146" calcext:value-type="float">
            <text:p>1.65146</text:p>
          </table:table-cell>
          <table:table-cell office:value-type="float" office:value="0.996351" calcext:value-type="float">
            <text:p>0.996351</text:p>
          </table:table-cell>
          <table:table-cell office:value-type="float" office:value="0.804827" calcext:value-type="float">
            <text:p>0.804827</text:p>
          </table:table-cell>
          <table:table-cell office:value-type="float" office:value="0.751183" calcext:value-type="float">
            <text:p>0.751183</text:p>
          </table:table-cell>
          <table:table-cell office:value-type="float" office:value="0.935021" calcext:value-type="float">
            <text:p>0.935021</text:p>
          </table:table-cell>
          <table:table-cell office:value-type="float" office:value="0.857532" calcext:value-type="float">
            <text:p>0.857532</text:p>
          </table:table-cell>
          <table:table-cell office:value-type="float" office:value="0.923079" calcext:value-type="float">
            <text:p>0.923079</text:p>
          </table:table-cell>
          <table:table-cell office:value-type="float" office:value="1.000771" calcext:value-type="float">
            <text:p>1.000771</text:p>
          </table:table-cell>
        </table:table-row>
        <table:table-row table:style-name="ro1">
          <table:table-cell/>
          <table:table-cell table:formula="of:=AVERAGE([.B2:.B11])" office:value-type="float" office:value="1.6439814" calcext:value-type="float">
            <text:p>1.6439814</text:p>
          </table:table-cell>
          <table:table-cell table:formula="of:=AVERAGE([.C2:.C11])" office:value-type="float" office:value="1.0223619" calcext:value-type="float">
            <text:p>1.0223619</text:p>
          </table:table-cell>
          <table:table-cell table:formula="of:=AVERAGE([.D2:.D11])" office:value-type="float" office:value="0.8442839" calcext:value-type="float">
            <text:p>0.8442839</text:p>
          </table:table-cell>
          <table:table-cell table:formula="of:=AVERAGE([.E2:.E11])" office:value-type="float" office:value="0.7734175" calcext:value-type="float">
            <text:p>0.7734175</text:p>
          </table:table-cell>
          <table:table-cell table:formula="of:=AVERAGE([.F2:.F11])" office:value-type="float" office:value="0.9270325" calcext:value-type="float">
            <text:p>0.9270325</text:p>
          </table:table-cell>
          <table:table-cell table:formula="of:=AVERAGE([.G2:.G11])" office:value-type="float" office:value="0.8514848" calcext:value-type="float">
            <text:p>0.8514848</text:p>
          </table:table-cell>
          <table:table-cell table:formula="of:=AVERAGE([.H2:.H11])" office:value-type="float" office:value="0.9348653" calcext:value-type="float">
            <text:p>0.9348653</text:p>
          </table:table-cell>
          <table:table-cell table:formula="of:=AVERAGE([.I2:.I11])" office:value-type="float" office:value="1.0002352" calcext:value-type="float">
            <text:p>1.00023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threa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.037693" calcext:value-type="float">
            <text:p>1.03769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811087" calcext:value-type="float">
            <text:p>0.811087</text:p>
          </table:table-cell>
          <table:table-cell office:value-type="float" office:value="1.0104" calcext:value-type="float">
            <text:p>1.0104</text:p>
          </table:table-cell>
          <table:table-cell office:value-type="float" office:value="1.070517" calcext:value-type="float">
            <text:p>1.070517</text:p>
          </table:table-cell>
          <table:table-cell office:value-type="float" office:value="1.068166" calcext:value-type="float">
            <text:p>1.068166</text:p>
          </table:table-cell>
          <table:table-cell office:value-type="float" office:value="1.172782" calcext:value-type="float">
            <text:p>1.172782</text:p>
          </table:table-cell>
        </table:table-row>
        <table:table-row table:style-name="ro1">
          <table:table-cell table:number-columns-repeated="2"/>
          <table:table-cell office:value-type="float" office:value="1.044363" calcext:value-type="float">
            <text:p>1.044363</text:p>
          </table:table-cell>
          <table:table-cell office:value-type="float" office:value="0.866159" calcext:value-type="float">
            <text:p>0.866159</text:p>
          </table:table-cell>
          <table:table-cell office:value-type="float" office:value="0.843499" calcext:value-type="float">
            <text:p>0.843499</text:p>
          </table:table-cell>
          <table:table-cell office:value-type="float" office:value="1.00759" calcext:value-type="float">
            <text:p>1.00759</text:p>
          </table:table-cell>
          <table:table-cell office:value-type="float" office:value="1.128127" calcext:value-type="float">
            <text:p>1.128127</text:p>
          </table:table-cell>
          <table:table-cell office:value-type="float" office:value="1.082132" calcext:value-type="float">
            <text:p>1.082132</text:p>
          </table:table-cell>
          <table:table-cell office:value-type="float" office:value="1.163144" calcext:value-type="float">
            <text:p>1.163144</text:p>
          </table:table-cell>
        </table:table-row>
        <table:table-row table:style-name="ro1">
          <table:table-cell table:number-columns-repeated="2"/>
          <table:table-cell office:value-type="float" office:value="1.057118" calcext:value-type="float">
            <text:p>1.057118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22241" calcext:value-type="float">
            <text:p>0.822241</text:p>
          </table:table-cell>
          <table:table-cell office:value-type="float" office:value="0.998969" calcext:value-type="float">
            <text:p>0.998969</text:p>
          </table:table-cell>
          <table:table-cell office:value-type="float" office:value="1.08519" calcext:value-type="float">
            <text:p>1.08519</text:p>
          </table:table-cell>
          <table:table-cell office:value-type="float" office:value="1.099731" calcext:value-type="float">
            <text:p>1.099731</text:p>
          </table:table-cell>
          <table:table-cell office:value-type="float" office:value="1.168042" calcext:value-type="float">
            <text:p>1.168042</text:p>
          </table:table-cell>
        </table:table-row>
        <table:table-row table:style-name="ro1">
          <table:table-cell table:number-columns-repeated="2"/>
          <table:table-cell office:value-type="float" office:value="1.039907" calcext:value-type="float">
            <text:p>1.039907</text:p>
          </table:table-cell>
          <table:table-cell office:value-type="float" office:value="0.85811" calcext:value-type="float">
            <text:p>0.85811</text:p>
          </table:table-cell>
          <table:table-cell office:value-type="float" office:value="0.820744" calcext:value-type="float">
            <text:p>0.820744</text:p>
          </table:table-cell>
          <table:table-cell office:value-type="float" office:value="0.988488" calcext:value-type="float">
            <text:p>0.988488</text:p>
          </table:table-cell>
          <table:table-cell office:value-type="float" office:value="1.074045" calcext:value-type="float">
            <text:p>1.074045</text:p>
          </table:table-cell>
          <table:table-cell office:value-type="float" office:value="1.054179" calcext:value-type="float">
            <text:p>1.054179</text:p>
          </table:table-cell>
          <table:table-cell office:value-type="float" office:value="1.212119" calcext:value-type="float">
            <text:p>1.212119</text:p>
          </table:table-cell>
        </table:table-row>
        <table:table-row table:style-name="ro1">
          <table:table-cell table:number-columns-repeated="2"/>
          <table:table-cell office:value-type="float" office:value="1.047733" calcext:value-type="float">
            <text:p>1.047733</text:p>
          </table:table-cell>
          <table:table-cell office:value-type="float" office:value="0.828669" calcext:value-type="float">
            <text:p>0.828669</text:p>
          </table:table-cell>
          <table:table-cell office:value-type="float" office:value="0.861486" calcext:value-type="float">
            <text:p>0.861486</text:p>
          </table:table-cell>
          <table:table-cell office:value-type="float" office:value="1.022843" calcext:value-type="float">
            <text:p>1.022843</text:p>
          </table:table-cell>
          <table:table-cell office:value-type="float" office:value="1.131371" calcext:value-type="float">
            <text:p>1.131371</text:p>
          </table:table-cell>
          <table:table-cell office:value-type="float" office:value="1.115684" calcext:value-type="float">
            <text:p>1.115684</text:p>
          </table:table-cell>
          <table:table-cell office:value-type="float" office:value="1.204852" calcext:value-type="float">
            <text:p>1.204852</text:p>
          </table:table-cell>
        </table:table-row>
        <table:table-row table:style-name="ro1">
          <table:table-cell table:number-columns-repeated="2"/>
          <table:table-cell office:value-type="float" office:value="1.045544" calcext:value-type="float">
            <text:p>1.045544</text:p>
          </table:table-cell>
          <table:table-cell office:value-type="float" office:value="0.872662" calcext:value-type="float">
            <text:p>0.872662</text:p>
          </table:table-cell>
          <table:table-cell office:value-type="float" office:value="0.809975" calcext:value-type="float">
            <text:p>0.809975</text:p>
          </table:table-cell>
          <table:table-cell office:value-type="float" office:value="1.000971" calcext:value-type="float">
            <text:p>1.000971</text:p>
          </table:table-cell>
          <table:table-cell office:value-type="float" office:value="1.105702" calcext:value-type="float">
            <text:p>1.105702</text:p>
          </table:table-cell>
          <table:table-cell office:value-type="float" office:value="1.085635" calcext:value-type="float">
            <text:p>1.085635</text:p>
          </table:table-cell>
          <table:table-cell office:value-type="float" office:value="1.191568" calcext:value-type="float">
            <text:p>1.191568</text:p>
          </table:table-cell>
        </table:table-row>
        <table:table-row table:style-name="ro1">
          <table:table-cell table:number-columns-repeated="2"/>
          <table:table-cell office:value-type="float" office:value="1.050568" calcext:value-type="float">
            <text:p>1.050568</text:p>
          </table:table-cell>
          <table:table-cell office:value-type="float" office:value="0.87166" calcext:value-type="float">
            <text:p>0.87166</text:p>
          </table:table-cell>
          <table:table-cell office:value-type="float" office:value="0.810321" calcext:value-type="float">
            <text:p>0.810321</text:p>
          </table:table-cell>
          <table:table-cell office:value-type="float" office:value="1.005262" calcext:value-type="float">
            <text:p>1.005262</text:p>
          </table:table-cell>
          <table:table-cell office:value-type="float" office:value="1.078546" calcext:value-type="float">
            <text:p>1.078546</text:p>
          </table:table-cell>
          <table:table-cell office:value-type="float" office:value="1.06371" calcext:value-type="float">
            <text:p>1.06371</text:p>
          </table:table-cell>
          <table:table-cell office:value-type="float" office:value="1.197661" calcext:value-type="float">
            <text:p>1.197661</text:p>
          </table:table-cell>
        </table:table-row>
        <table:table-row table:style-name="ro1">
          <table:table-cell table:number-columns-repeated="2"/>
          <table:table-cell office:value-type="float" office:value="1.040946" calcext:value-type="float">
            <text:p>1.040946</text:p>
          </table:table-cell>
          <table:table-cell office:value-type="float" office:value="0.859215" calcext:value-type="float">
            <text:p>0.859215</text:p>
          </table:table-cell>
          <table:table-cell office:value-type="float" office:value="0.840322" calcext:value-type="float">
            <text:p>0.840322</text:p>
          </table:table-cell>
          <table:table-cell office:value-type="float" office:value="0.986296" calcext:value-type="float">
            <text:p>0.986296</text:p>
          </table:table-cell>
          <table:table-cell office:value-type="float" office:value="1.082461" calcext:value-type="float">
            <text:p>1.082461</text:p>
          </table:table-cell>
          <table:table-cell office:value-type="float" office:value="1.086429" calcext:value-type="float">
            <text:p>1.086429</text:p>
          </table:table-cell>
          <table:table-cell office:value-type="float" office:value="1.148753" calcext:value-type="float">
            <text:p>1.148753</text:p>
          </table:table-cell>
        </table:table-row>
        <table:table-row table:style-name="ro1">
          <table:table-cell table:number-columns-repeated="2"/>
          <table:table-cell office:value-type="float" office:value="1.037554" calcext:value-type="float">
            <text:p>1.037554</text:p>
          </table:table-cell>
          <table:table-cell office:value-type="float" office:value="0.827275" calcext:value-type="float">
            <text:p>0.827275</text:p>
          </table:table-cell>
          <table:table-cell office:value-type="float" office:value="0.841637" calcext:value-type="float">
            <text:p>0.841637</text:p>
          </table:table-cell>
          <table:table-cell office:value-type="float" office:value="1.001454" calcext:value-type="float">
            <text:p>1.001454</text:p>
          </table:table-cell>
          <table:table-cell office:value-type="float" office:value="1.088213" calcext:value-type="float">
            <text:p>1.088213</text:p>
          </table:table-cell>
          <table:table-cell office:value-type="float" office:value="1.097768" calcext:value-type="float">
            <text:p>1.097768</text:p>
          </table:table-cell>
          <table:table-cell office:value-type="float" office:value="1.188533" calcext:value-type="float">
            <text:p>1.188533</text:p>
          </table:table-cell>
        </table:table-row>
        <table:table-row table:style-name="ro1">
          <table:table-cell table:number-columns-repeated="2"/>
          <table:table-cell office:value-type="float" office:value="1.050922" calcext:value-type="float">
            <text:p>1.050922</text:p>
          </table:table-cell>
          <table:table-cell office:value-type="float" office:value="0.860659" calcext:value-type="float">
            <text:p>0.860659</text:p>
          </table:table-cell>
          <table:table-cell office:value-type="float" office:value="0.802682" calcext:value-type="float">
            <text:p>0.802682</text:p>
          </table:table-cell>
          <table:table-cell office:value-type="float" office:value="0.992502" calcext:value-type="float">
            <text:p>0.992502</text:p>
          </table:table-cell>
          <table:table-cell office:value-type="float" office:value="1.125276" calcext:value-type="float">
            <text:p>1.125276</text:p>
          </table:table-cell>
          <table:table-cell office:value-type="float" office:value="1.052952" calcext:value-type="float">
            <text:p>1.052952</text:p>
          </table:table-cell>
          <table:table-cell office:value-type="float" office:value="1.192637" calcext:value-type="float">
            <text:p>1.192637</text:p>
          </table:table-cell>
        </table:table-row>
        <table:table-row table:style-name="ro1">
          <table:table-cell table:number-columns-repeated="2"/>
          <table:table-cell table:formula="of:=AVERAGE([.C15:.C24])" office:value-type="float" office:value="1.0452348" calcext:value-type="float">
            <text:p>1.0452348</text:p>
          </table:table-cell>
          <table:table-cell table:formula="of:=AVERAGE([.D15:.D24])" office:value-type="float" office:value="0.8525709" calcext:value-type="float">
            <text:p>0.8525709</text:p>
          </table:table-cell>
          <table:table-cell table:formula="of:=AVERAGE([.E15:.E24])" office:value-type="float" office:value="0.8263994" calcext:value-type="float">
            <text:p>0.8263994</text:p>
          </table:table-cell>
          <table:table-cell table:formula="of:=AVERAGE([.F15:.F24])" office:value-type="float" office:value="1.0014775" calcext:value-type="float">
            <text:p>1.0014775</text:p>
          </table:table-cell>
          <table:table-cell table:formula="of:=AVERAGE([.F15:.F24])" office:value-type="float" office:value="1.0014775" calcext:value-type="float">
            <text:p>1.0014775</text:p>
          </table:table-cell>
          <table:table-cell table:formula="of:=AVERAGE([.H15:.H24])" office:value-type="float" office:value="1.0806386" calcext:value-type="float">
            <text:p>1.0806386</text:p>
          </table:table-cell>
          <table:table-cell table:formula="of:=AVERAGE([.I15:.I24])" office:value-type="float" office:value="1.1840091" calcext:value-type="float">
            <text:p>1.1840091</text:p>
          </table:table-cell>
        </table:table-row>
      </table:table>
      <table:table table:name="10000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6.408314" calcext:value-type="float">
            <text:p>16.408314</text:p>
          </table:table-cell>
          <table:table-cell office:value-type="float" office:value="8.964913" calcext:value-type="float">
            <text:p>8.964913</text:p>
          </table:table-cell>
          <table:table-cell office:value-type="float" office:value="6.730261" calcext:value-type="float">
            <text:p>6.730261</text:p>
          </table:table-cell>
          <table:table-cell office:value-type="float" office:value="5.781513" calcext:value-type="float">
            <text:p>5.781513</text:p>
          </table:table-cell>
          <table:table-cell office:value-type="float" office:value="8.184969" calcext:value-type="float">
            <text:p>8.184969</text:p>
          </table:table-cell>
          <table:table-cell office:value-type="float" office:value="7.155467" calcext:value-type="float">
            <text:p>7.155467</text:p>
          </table:table-cell>
          <table:table-cell office:value-type="float" office:value="7.577524" calcext:value-type="float">
            <text:p>7.577524</text:p>
          </table:table-cell>
          <table:table-cell office:value-type="float" office:value="7.887067" calcext:value-type="float">
            <text:p>7.887067</text:p>
          </table:table-cell>
        </table:table-row>
        <table:table-row table:style-name="ro1">
          <table:table-cell/>
          <table:table-cell office:value-type="float" office:value="16.306053" calcext:value-type="float">
            <text:p>16.306053</text:p>
          </table:table-cell>
          <table:table-cell office:value-type="float" office:value="8.923924" calcext:value-type="float">
            <text:p>8.923924</text:p>
          </table:table-cell>
          <table:table-cell office:value-type="float" office:value="6.816544" calcext:value-type="float">
            <text:p>6.816544</text:p>
          </table:table-cell>
          <table:table-cell office:value-type="float" office:value="5.671878" calcext:value-type="float">
            <text:p>5.671878</text:p>
          </table:table-cell>
          <table:table-cell office:value-type="float" office:value="7.912072" calcext:value-type="float">
            <text:p>7.912072</text:p>
          </table:table-cell>
          <table:table-cell office:value-type="float" office:value="7.03725" calcext:value-type="float">
            <text:p>7.03725</text:p>
          </table:table-cell>
          <table:table-cell office:value-type="float" office:value="7.754953" calcext:value-type="float">
            <text:p>7.754953</text:p>
          </table:table-cell>
          <table:table-cell office:value-type="float" office:value="7.979359" calcext:value-type="float">
            <text:p>7.979359</text:p>
          </table:table-cell>
        </table:table-row>
        <table:table-row table:style-name="ro1">
          <table:table-cell/>
          <table:table-cell office:value-type="float" office:value="16.269216" calcext:value-type="float">
            <text:p>16.269216</text:p>
          </table:table-cell>
          <table:table-cell office:value-type="float" office:value="8.918507" calcext:value-type="float">
            <text:p>8.918507</text:p>
          </table:table-cell>
          <table:table-cell office:value-type="float" office:value="6.7455" calcext:value-type="float">
            <text:p>6.7455</text:p>
          </table:table-cell>
          <table:table-cell office:value-type="float" office:value="5.665157" calcext:value-type="float">
            <text:p>5.665157</text:p>
          </table:table-cell>
          <table:table-cell office:value-type="float" office:value="7.947959" calcext:value-type="float">
            <text:p>7.947959</text:p>
          </table:table-cell>
          <table:table-cell office:value-type="float" office:value="7.213081" calcext:value-type="float">
            <text:p>7.213081</text:p>
          </table:table-cell>
          <table:table-cell office:value-type="float" office:value="7.966645" calcext:value-type="float">
            <text:p>7.966645</text:p>
          </table:table-cell>
          <table:table-cell office:value-type="float" office:value="7.965463" calcext:value-type="float">
            <text:p>7.965463</text:p>
          </table:table-cell>
        </table:table-row>
        <table:table-row table:style-name="ro1">
          <table:table-cell/>
          <table:table-cell office:value-type="float" office:value="16.247415" calcext:value-type="float">
            <text:p>16.247415</text:p>
          </table:table-cell>
          <table:table-cell office:value-type="float" office:value="8.889516" calcext:value-type="float">
            <text:p>8.889516</text:p>
          </table:table-cell>
          <table:table-cell office:value-type="float" office:value="6.710027" calcext:value-type="float">
            <text:p>6.710027</text:p>
          </table:table-cell>
          <table:table-cell office:value-type="float" office:value="5.830582" calcext:value-type="float">
            <text:p>5.830582</text:p>
          </table:table-cell>
          <table:table-cell office:value-type="float" office:value="8.208126" calcext:value-type="float">
            <text:p>8.208126</text:p>
          </table:table-cell>
          <table:table-cell office:value-type="float" office:value="7.24575" calcext:value-type="float">
            <text:p>7.24575</text:p>
          </table:table-cell>
          <table:table-cell office:value-type="float" office:value="8.016725" calcext:value-type="float">
            <text:p>8.016725</text:p>
          </table:table-cell>
          <table:table-cell office:value-type="float" office:value="7.783485" calcext:value-type="float">
            <text:p>7.783485</text:p>
          </table:table-cell>
        </table:table-row>
        <table:table-row table:style-name="ro1">
          <table:table-cell/>
          <table:table-cell office:value-type="float" office:value="16.492964" calcext:value-type="float">
            <text:p>16.492964</text:p>
          </table:table-cell>
          <table:table-cell office:value-type="float" office:value="8.944374" calcext:value-type="float">
            <text:p>8.944374</text:p>
          </table:table-cell>
          <table:table-cell office:value-type="float" office:value="6.744735" calcext:value-type="float">
            <text:p>6.744735</text:p>
          </table:table-cell>
          <table:table-cell office:value-type="float" office:value="6.213745" calcext:value-type="float">
            <text:p>6.213745</text:p>
          </table:table-cell>
          <table:table-cell office:value-type="float" office:value="8.086835" calcext:value-type="float">
            <text:p>8.086835</text:p>
          </table:table-cell>
          <table:table-cell office:value-type="float" office:value="7.153374" calcext:value-type="float">
            <text:p>7.153374</text:p>
          </table:table-cell>
          <table:table-cell office:value-type="float" office:value="7.657161" calcext:value-type="float">
            <text:p>7.657161</text:p>
          </table:table-cell>
          <table:table-cell office:value-type="float" office:value="7.731697" calcext:value-type="float">
            <text:p>7.731697</text:p>
          </table:table-cell>
        </table:table-row>
        <table:table-row table:style-name="ro1">
          <table:table-cell/>
          <table:table-cell office:value-type="float" office:value="16.521244" calcext:value-type="float">
            <text:p>16.521244</text:p>
          </table:table-cell>
          <table:table-cell office:value-type="float" office:value="8.934841" calcext:value-type="float">
            <text:p>8.934841</text:p>
          </table:table-cell>
          <table:table-cell office:value-type="float" office:value="6.705818" calcext:value-type="float">
            <text:p>6.705818</text:p>
          </table:table-cell>
          <table:table-cell office:value-type="float" office:value="6.100898" calcext:value-type="float">
            <text:p>6.100898</text:p>
          </table:table-cell>
          <table:table-cell office:value-type="float" office:value="8.184498" calcext:value-type="float">
            <text:p>8.184498</text:p>
          </table:table-cell>
          <table:table-cell office:value-type="float" office:value="7.335729" calcext:value-type="float">
            <text:p>7.335729</text:p>
          </table:table-cell>
          <table:table-cell office:value-type="float" office:value="7.700282" calcext:value-type="float">
            <text:p>7.700282</text:p>
          </table:table-cell>
          <table:table-cell office:value-type="float" office:value="7.683394" calcext:value-type="float">
            <text:p>7.683394</text:p>
          </table:table-cell>
        </table:table-row>
        <table:table-row table:style-name="ro1">
          <table:table-cell/>
          <table:table-cell office:value-type="float" office:value="16.414065" calcext:value-type="float">
            <text:p>16.414065</text:p>
          </table:table-cell>
          <table:table-cell office:value-type="float" office:value="8.910988" calcext:value-type="float">
            <text:p>8.910988</text:p>
          </table:table-cell>
          <table:table-cell office:value-type="float" office:value="6.736928" calcext:value-type="float">
            <text:p>6.736928</text:p>
          </table:table-cell>
          <table:table-cell office:value-type="float" office:value="5.766399" calcext:value-type="float">
            <text:p>5.766399</text:p>
          </table:table-cell>
          <table:table-cell office:value-type="float" office:value="8.110843" calcext:value-type="float">
            <text:p>8.110843</text:p>
          </table:table-cell>
          <table:table-cell office:value-type="float" office:value="7.071786" calcext:value-type="float">
            <text:p>7.071786</text:p>
          </table:table-cell>
          <table:table-cell office:value-type="float" office:value="7.751397" calcext:value-type="float">
            <text:p>7.751397</text:p>
          </table:table-cell>
          <table:table-cell office:value-type="float" office:value="7.726593" calcext:value-type="float">
            <text:p>7.726593</text:p>
          </table:table-cell>
        </table:table-row>
        <table:table-row table:style-name="ro1">
          <table:table-cell/>
          <table:table-cell office:value-type="float" office:value="16.170423" calcext:value-type="float">
            <text:p>16.170423</text:p>
          </table:table-cell>
          <table:table-cell office:value-type="float" office:value="8.934769" calcext:value-type="float">
            <text:p>8.934769</text:p>
          </table:table-cell>
          <table:table-cell office:value-type="float" office:value="6.698251" calcext:value-type="float">
            <text:p>6.698251</text:p>
          </table:table-cell>
          <table:table-cell office:value-type="float" office:value="5.705907" calcext:value-type="float">
            <text:p>5.705907</text:p>
          </table:table-cell>
          <table:table-cell office:value-type="float" office:value="8.052704" calcext:value-type="float">
            <text:p>8.052704</text:p>
          </table:table-cell>
          <table:table-cell office:value-type="float" office:value="7.196734" calcext:value-type="float">
            <text:p>7.196734</text:p>
          </table:table-cell>
          <table:table-cell office:value-type="float" office:value="7.849755" calcext:value-type="float">
            <text:p>7.849755</text:p>
          </table:table-cell>
          <table:table-cell office:value-type="float" office:value="7.51789" calcext:value-type="float">
            <text:p>7.51789</text:p>
          </table:table-cell>
        </table:table-row>
        <table:table-row table:style-name="ro1">
          <table:table-cell/>
          <table:table-cell office:value-type="float" office:value="16.174335" calcext:value-type="float">
            <text:p>16.174335</text:p>
          </table:table-cell>
          <table:table-cell office:value-type="float" office:value="8.924105" calcext:value-type="float">
            <text:p>8.924105</text:p>
          </table:table-cell>
          <table:table-cell office:value-type="float" office:value="6.668043" calcext:value-type="float">
            <text:p>6.668043</text:p>
          </table:table-cell>
          <table:table-cell office:value-type="float" office:value="5.697534" calcext:value-type="float">
            <text:p>5.697534</text:p>
          </table:table-cell>
          <table:table-cell office:value-type="float" office:value="8.055282" calcext:value-type="float">
            <text:p>8.055282</text:p>
          </table:table-cell>
          <table:table-cell office:value-type="float" office:value="7.246724" calcext:value-type="float">
            <text:p>7.246724</text:p>
          </table:table-cell>
          <table:table-cell office:value-type="float" office:value="7.581272" calcext:value-type="float">
            <text:p>7.581272</text:p>
          </table:table-cell>
          <table:table-cell office:value-type="float" office:value="7.741567" calcext:value-type="float">
            <text:p>7.741567</text:p>
          </table:table-cell>
        </table:table-row>
        <table:table-row table:style-name="ro1">
          <table:table-cell/>
          <table:table-cell office:value-type="float" office:value="16.553341" calcext:value-type="float">
            <text:p>16.553341</text:p>
          </table:table-cell>
          <table:table-cell office:value-type="float" office:value="8.931718" calcext:value-type="float">
            <text:p>8.931718</text:p>
          </table:table-cell>
          <table:table-cell office:value-type="float" office:value="6.638452" calcext:value-type="float">
            <text:p>6.638452</text:p>
          </table:table-cell>
          <table:table-cell office:value-type="float" office:value="5.76673" calcext:value-type="float">
            <text:p>5.76673</text:p>
          </table:table-cell>
          <table:table-cell office:value-type="float" office:value="8.12367" calcext:value-type="float">
            <text:p>8.12367</text:p>
          </table:table-cell>
          <table:table-cell office:value-type="float" office:value="7.193164" calcext:value-type="float">
            <text:p>7.193164</text:p>
          </table:table-cell>
          <table:table-cell office:value-type="float" office:value="7.730653" calcext:value-type="float">
            <text:p>7.730653</text:p>
          </table:table-cell>
          <table:table-cell office:value-type="float" office:value="7.743983" calcext:value-type="float">
            <text:p>7.743983</text:p>
          </table:table-cell>
        </table:table-row>
        <table:table-row table:style-name="ro1">
          <table:table-cell/>
          <table:table-cell table:formula="of:=AVERAGE([.B2:.B11])" office:value-type="float" office:value="16.355737" calcext:value-type="float">
            <text:p>16.355737</text:p>
          </table:table-cell>
          <table:table-cell table:formula="of:=AVERAGE([.C2:.C11])" office:value-type="float" office:value="8.9277655" calcext:value-type="float">
            <text:p>8.9277655</text:p>
          </table:table-cell>
          <table:table-cell table:formula="of:=AVERAGE([.D2:.D11])" office:value-type="float" office:value="6.7194559" calcext:value-type="float">
            <text:p>6.7194559</text:p>
          </table:table-cell>
          <table:table-cell table:formula="of:=AVERAGE([.E2:.E11])" office:value-type="float" office:value="5.8200343" calcext:value-type="float">
            <text:p>5.8200343</text:p>
          </table:table-cell>
          <table:table-cell table:formula="of:=AVERAGE([.F2:.F11])" office:value-type="float" office:value="8.0866958" calcext:value-type="float">
            <text:p>8.0866958</text:p>
          </table:table-cell>
          <table:table-cell table:formula="of:=AVERAGE([.G2:.G11])" office:value-type="float" office:value="7.1849059" calcext:value-type="float">
            <text:p>7.1849059</text:p>
          </table:table-cell>
          <table:table-cell table:formula="of:=AVERAGE([.H2:.H11])" office:value-type="float" office:value="7.7586367" calcext:value-type="float">
            <text:p>7.7586367</text:p>
          </table:table-cell>
          <table:table-cell table:formula="of:=AVERAGE([.I2:.I11])" office:value-type="float" office:value="7.7760498" calcext:value-type="float">
            <text:p>7.77604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threa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0.394113" calcext:value-type="float">
            <text:p>10.394113</text:p>
          </table:table-cell>
          <table:table-cell office:value-type="float" office:value="8.127424" calcext:value-type="float">
            <text:p>8.127424</text:p>
          </table:table-cell>
          <table:table-cell office:value-type="float" office:value="7.757057" calcext:value-type="float">
            <text:p>7.757057</text:p>
          </table:table-cell>
          <table:table-cell office:value-type="float" office:value="10.991785" calcext:value-type="float">
            <text:p>10.991785</text:p>
          </table:table-cell>
          <table:table-cell office:value-type="float" office:value="11.263039" calcext:value-type="float">
            <text:p>11.263039</text:p>
          </table:table-cell>
          <table:table-cell office:value-type="float" office:value="11.215712" calcext:value-type="float">
            <text:p>11.215712</text:p>
          </table:table-cell>
          <table:table-cell office:value-type="float" office:value="13.878949" calcext:value-type="float">
            <text:p>13.878949</text:p>
          </table:table-cell>
        </table:table-row>
        <table:table-row table:style-name="ro1">
          <table:table-cell table:number-columns-repeated="2"/>
          <table:table-cell office:value-type="float" office:value="10.450818" calcext:value-type="float">
            <text:p>10.450818</text:p>
          </table:table-cell>
          <table:table-cell office:value-type="float" office:value="8.066861" calcext:value-type="float">
            <text:p>8.066861</text:p>
          </table:table-cell>
          <table:table-cell office:value-type="float" office:value="7.894281" calcext:value-type="float">
            <text:p>7.894281</text:p>
          </table:table-cell>
          <table:table-cell office:value-type="float" office:value="10.531701" calcext:value-type="float">
            <text:p>10.531701</text:p>
          </table:table-cell>
          <table:table-cell office:value-type="float" office:value="11.814666" calcext:value-type="float">
            <text:p>11.814666</text:p>
          </table:table-cell>
          <table:table-cell office:value-type="float" office:value="11.49284" calcext:value-type="float">
            <text:p>11.49284</text:p>
          </table:table-cell>
          <table:table-cell office:value-type="float" office:value="13.662807" calcext:value-type="float">
            <text:p>13.662807</text:p>
          </table:table-cell>
        </table:table-row>
        <table:table-row table:style-name="ro1">
          <table:table-cell table:number-columns-repeated="2"/>
          <table:table-cell office:value-type="float" office:value="10.422296" calcext:value-type="float">
            <text:p>10.422296</text:p>
          </table:table-cell>
          <table:table-cell office:value-type="float" office:value="8.169384" calcext:value-type="float">
            <text:p>8.169384</text:p>
          </table:table-cell>
          <table:table-cell office:value-type="float" office:value="7.825103" calcext:value-type="float">
            <text:p>7.825103</text:p>
          </table:table-cell>
          <table:table-cell office:value-type="float" office:value="10.42374" calcext:value-type="float">
            <text:p>10.42374</text:p>
          </table:table-cell>
          <table:table-cell office:value-type="float" office:value="12.612488" calcext:value-type="float">
            <text:p>12.612488</text:p>
          </table:table-cell>
          <table:table-cell office:value-type="float" office:value="11.609943" calcext:value-type="float">
            <text:p>11.609943</text:p>
          </table:table-cell>
          <table:table-cell office:value-type="float" office:value="12.196522" calcext:value-type="float">
            <text:p>12.196522</text:p>
          </table:table-cell>
        </table:table-row>
        <table:table-row table:style-name="ro1">
          <table:table-cell table:number-columns-repeated="2"/>
          <table:table-cell office:value-type="float" office:value="10.464985" calcext:value-type="float">
            <text:p>10.464985</text:p>
          </table:table-cell>
          <table:table-cell office:value-type="float" office:value="8.077131" calcext:value-type="float">
            <text:p>8.077131</text:p>
          </table:table-cell>
          <table:table-cell office:value-type="float" office:value="7.920214" calcext:value-type="float">
            <text:p>7.920214</text:p>
          </table:table-cell>
          <table:table-cell office:value-type="float" office:value="10.291196" calcext:value-type="float">
            <text:p>10.291196</text:p>
          </table:table-cell>
          <table:table-cell office:value-type="float" office:value="11.19916" calcext:value-type="float">
            <text:p>11.19916</text:p>
          </table:table-cell>
          <table:table-cell office:value-type="float" office:value="11.585858" calcext:value-type="float">
            <text:p>11.585858</text:p>
          </table:table-cell>
          <table:table-cell office:value-type="float" office:value="12.194403" calcext:value-type="float">
            <text:p>12.194403</text:p>
          </table:table-cell>
        </table:table-row>
        <table:table-row table:style-name="ro1">
          <table:table-cell table:number-columns-repeated="2"/>
          <table:table-cell office:value-type="float" office:value="10.429876" calcext:value-type="float">
            <text:p>10.429876</text:p>
          </table:table-cell>
          <table:table-cell office:value-type="float" office:value="8.155392" calcext:value-type="float">
            <text:p>8.155392</text:p>
          </table:table-cell>
          <table:table-cell office:value-type="float" office:value="7.862361" calcext:value-type="float">
            <text:p>7.862361</text:p>
          </table:table-cell>
          <table:table-cell office:value-type="float" office:value="10.245728" calcext:value-type="float">
            <text:p>10.245728</text:p>
          </table:table-cell>
          <table:table-cell office:value-type="float" office:value="11.448659" calcext:value-type="float">
            <text:p>11.448659</text:p>
          </table:table-cell>
          <table:table-cell office:value-type="float" office:value="11.543975" calcext:value-type="float">
            <text:p>11.543975</text:p>
          </table:table-cell>
          <table:table-cell office:value-type="float" office:value="11.974327" calcext:value-type="float">
            <text:p>11.974327</text:p>
          </table:table-cell>
        </table:table-row>
        <table:table-row table:style-name="ro1">
          <table:table-cell table:number-columns-repeated="2"/>
          <table:table-cell office:value-type="float" office:value="10.41947" calcext:value-type="float">
            <text:p>10.41947</text:p>
          </table:table-cell>
          <table:table-cell office:value-type="float" office:value="8.187062" calcext:value-type="float">
            <text:p>8.187062</text:p>
          </table:table-cell>
          <table:table-cell office:value-type="float" office:value="7.915403" calcext:value-type="float">
            <text:p>7.915403</text:p>
          </table:table-cell>
          <table:table-cell office:value-type="float" office:value="10.318026" calcext:value-type="float">
            <text:p>10.318026</text:p>
          </table:table-cell>
          <table:table-cell office:value-type="float" office:value="11.693037" calcext:value-type="float">
            <text:p>11.693037</text:p>
          </table:table-cell>
          <table:table-cell office:value-type="float" office:value="11.635558" calcext:value-type="float">
            <text:p>11.635558</text:p>
          </table:table-cell>
          <table:table-cell office:value-type="float" office:value="12.099558" calcext:value-type="float">
            <text:p>12.099558</text:p>
          </table:table-cell>
        </table:table-row>
        <table:table-row table:style-name="ro1">
          <table:table-cell table:number-columns-repeated="2"/>
          <table:table-cell office:value-type="float" office:value="10.444147" calcext:value-type="float">
            <text:p>10.444147</text:p>
          </table:table-cell>
          <table:table-cell office:value-type="float" office:value="8.164663" calcext:value-type="float">
            <text:p>8.164663</text:p>
          </table:table-cell>
          <table:table-cell office:value-type="float" office:value="7.902808" calcext:value-type="float">
            <text:p>7.902808</text:p>
          </table:table-cell>
          <table:table-cell office:value-type="float" office:value="10.406461" calcext:value-type="float">
            <text:p>10.406461</text:p>
          </table:table-cell>
          <table:table-cell office:value-type="float" office:value="11.166255" calcext:value-type="float">
            <text:p>11.166255</text:p>
          </table:table-cell>
          <table:table-cell office:value-type="float" office:value="11.463331" calcext:value-type="float">
            <text:p>11.463331</text:p>
          </table:table-cell>
          <table:table-cell office:value-type="float" office:value="12.041876" calcext:value-type="float">
            <text:p>12.041876</text:p>
          </table:table-cell>
        </table:table-row>
        <table:table-row table:style-name="ro1">
          <table:table-cell table:number-columns-repeated="2"/>
          <table:table-cell office:value-type="float" office:value="10.424089" calcext:value-type="float">
            <text:p>10.424089</text:p>
          </table:table-cell>
          <table:table-cell office:value-type="float" office:value="8.053379" calcext:value-type="float">
            <text:p>8.053379</text:p>
          </table:table-cell>
          <table:table-cell office:value-type="float" office:value="7.809311" calcext:value-type="float">
            <text:p>7.809311</text:p>
          </table:table-cell>
          <table:table-cell office:value-type="float" office:value="10.332356" calcext:value-type="float">
            <text:p>10.332356</text:p>
          </table:table-cell>
          <table:table-cell office:value-type="float" office:value="11.573705" calcext:value-type="float">
            <text:p>11.573705</text:p>
          </table:table-cell>
          <table:table-cell office:value-type="float" office:value="11.595176" calcext:value-type="float">
            <text:p>11.595176</text:p>
          </table:table-cell>
          <table:table-cell office:value-type="float" office:value="12.516937" calcext:value-type="float">
            <text:p>12.516937</text:p>
          </table:table-cell>
        </table:table-row>
        <table:table-row table:style-name="ro1">
          <table:table-cell table:number-columns-repeated="2"/>
          <table:table-cell office:value-type="float" office:value="10.374631" calcext:value-type="float">
            <text:p>10.374631</text:p>
          </table:table-cell>
          <table:table-cell office:value-type="float" office:value="8.168134" calcext:value-type="float">
            <text:p>8.168134</text:p>
          </table:table-cell>
          <table:table-cell office:value-type="float" office:value="7.802581" calcext:value-type="float">
            <text:p>7.802581</text:p>
          </table:table-cell>
          <table:table-cell office:value-type="float" office:value="10.362676" calcext:value-type="float">
            <text:p>10.362676</text:p>
          </table:table-cell>
          <table:table-cell office:value-type="float" office:value="11.238368" calcext:value-type="float">
            <text:p>11.238368</text:p>
          </table:table-cell>
          <table:table-cell office:value-type="float" office:value="11.456728" calcext:value-type="float">
            <text:p>11.456728</text:p>
          </table:table-cell>
          <table:table-cell office:value-type="float" office:value="13.050483" calcext:value-type="float">
            <text:p>13.050483</text:p>
          </table:table-cell>
        </table:table-row>
        <table:table-row table:style-name="ro1">
          <table:table-cell table:number-columns-repeated="2"/>
          <table:table-cell office:value-type="float" office:value="10.429684" calcext:value-type="float">
            <text:p>10.429684</text:p>
          </table:table-cell>
          <table:table-cell office:value-type="float" office:value="8.087165" calcext:value-type="float">
            <text:p>8.087165</text:p>
          </table:table-cell>
          <table:table-cell office:value-type="float" office:value="7.996665" calcext:value-type="float">
            <text:p>7.996665</text:p>
          </table:table-cell>
          <table:table-cell office:value-type="float" office:value="10.352671" calcext:value-type="float">
            <text:p>10.352671</text:p>
          </table:table-cell>
          <table:table-cell office:value-type="float" office:value="10.993621" calcext:value-type="float">
            <text:p>10.993621</text:p>
          </table:table-cell>
          <table:table-cell office:value-type="float" office:value="11.562069" calcext:value-type="float">
            <text:p>11.562069</text:p>
          </table:table-cell>
          <table:table-cell office:value-type="float" office:value="13.618657" calcext:value-type="float">
            <text:p>13.618657</text:p>
          </table:table-cell>
        </table:table-row>
        <table:table-row table:style-name="ro1">
          <table:table-cell table:number-columns-repeated="2"/>
          <table:table-cell table:formula="of:=AVERAGE([.C15:.C24])" office:value-type="float" office:value="10.4254109" calcext:value-type="float">
            <text:p>10.4254109</text:p>
          </table:table-cell>
          <table:table-cell table:formula="of:=AVERAGE([.D15:.D24])" office:value-type="float" office:value="8.1256595" calcext:value-type="float">
            <text:p>8.1256595</text:p>
          </table:table-cell>
          <table:table-cell table:formula="of:=AVERAGE([.E15:.E24])" office:value-type="float" office:value="7.8685784" calcext:value-type="float">
            <text:p>7.8685784</text:p>
          </table:table-cell>
          <table:table-cell table:formula="of:=AVERAGE([.F15:.F24])" office:value-type="float" office:value="10.425634" calcext:value-type="float">
            <text:p>10.425634</text:p>
          </table:table-cell>
          <table:table-cell table:formula="of:=AVERAGE([.G15:.G24])" office:value-type="float" office:value="11.5002998" calcext:value-type="float">
            <text:p>11.5002998</text:p>
          </table:table-cell>
          <table:table-cell table:formula="of:=AVERAGE([.H15:.H24])" office:value-type="float" office:value="11.516119" calcext:value-type="float">
            <text:p>11.516119</text:p>
          </table:table-cell>
          <table:table-cell table:formula="of:=AVERAGE([.I15:.I24])" office:value-type="float" office:value="12.7234519" calcext:value-type="float">
            <text:p>12.7234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06:38:58.469054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2:18:03.526458450</meta:creation-date>
    <dc:date>2018-12-06T09:19:25.857152749</dc:date>
    <meta:editing-duration>PT3H6M40S</meta:editing-duration>
    <meta:editing-cycles>7</meta:editing-cycles>
    <meta:generator>LibreOffice/6.0.6.2$Linux_X86_64 LibreOffice_project/00m0$Build-2</meta:generator>
    <meta:document-statistic meta:table-count="4" meta:cell-count="85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Iteration = 1000</text:p>
        </chart:title>
        <chart:legend chart:legend-position="end" svg:x="12.619cm" svg:y="3.952cm" style:legend-expansion="high" chart:style-name="ch3"/>
        <chart:plot-area chart:style-name="ch4" table:cell-range-address="Summary.A2:Summary.I2 Summary.A20:Summary.I20" chart:data-source-has-labels="column" svg:x="1.331cm" svg:y="1.275cm" svg:width="10.968cm" svg:height="6.564cm">
          <chartooo:coordinate-region svg:x="2.243cm" svg:y="1.474cm" svg:width="9.962cm" svg:height="5.718cm"/>
          <chart:axis chart:dimension="x" chart:name="primary-x" chart:style-name="ch5">
            <chart:title svg:x="4.998cm" svg:y="8.019cm" chart:style-name="ch6">
              <text:p># of processors / threads</text:p>
            </chart:title>
          </chart:axis>
          <chart:axis chart:dimension="y" chart:name="primary-y" chart:style-name="ch5">
            <chart:title svg:x="0.451cm" svg:y="5.143cm" chart:style-name="ch7">
              <text:p>time (s)</text:p>
            </chart:title>
            <chart:grid chart:style-name="ch8" chart:class="major"/>
          </chart:axis>
          <chart:series chart:style-name="ch9" chart:values-cell-range-address="Summary.B2:Summary.I2" chart:label-cell-address="Summary.A2:Summary.A2" chart:class="chart:line">
            <chart:data-point chart:repeated="8"/>
          </chart:series>
          <chart:series chart:style-name="ch10" chart:values-cell-range-address="Summary.B20:Summary.I20" chart:label-cell-address="Summary.A20:Summary.A20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PI 1000</text:p>
                <draw:g>
                  <svg:desc>Summary.A2:Summary.A2</svg:desc>
                </draw:g>
              </table:table-cell>
              <table:table-cell office:value-type="float" office:value="0.184786">
                <text:p>0.184786</text:p>
                <draw:g>
                  <svg:desc>Summary.B2:Summary.I2</svg:desc>
                </draw:g>
              </table:table-cell>
              <table:table-cell office:value-type="float" office:value="0.2158217">
                <text:p>0.2158217</text:p>
              </table:table-cell>
              <table:table-cell office:value-type="float" office:value="0.2051279">
                <text:p>0.2051279</text:p>
              </table:table-cell>
              <table:table-cell office:value-type="float" office:value="0.2061909">
                <text:p>0.2061909</text:p>
              </table:table-cell>
              <table:table-cell office:value-type="float" office:value="0.205018947368421">
                <text:p>0.205018947368421</text:p>
              </table:table-cell>
              <table:table-cell office:value-type="float" office:value="0.197029684210526">
                <text:p>0.197029684210526</text:p>
              </table:table-cell>
              <table:table-cell office:value-type="float" office:value="0.21914735">
                <text:p>0.21914735</text:p>
              </table:table-cell>
              <table:table-cell office:value-type="float" office:value="0.303411368421053">
                <text:p>0.303411368421053</text:p>
              </table:table-cell>
            </table:table-row>
            <table:table-row>
              <table:table-cell office:value-type="string">
                <text:p>Pthread 1000</text:p>
                <draw:g>
                  <svg:desc>Summary.A20:Summary.A20</svg:desc>
                </draw:g>
              </table:table-cell>
              <table:table-cell office:value-type="float" office:value="0.184786">
                <text:p>0.184786</text:p>
                <draw:g>
                  <svg:desc>Summary.B20:Summary.I20</svg:desc>
                </draw:g>
              </table:table-cell>
              <table:table-cell office:value-type="float" office:value="0.1105504">
                <text:p>0.1105504</text:p>
              </table:table-cell>
              <table:table-cell office:value-type="float" office:value="0.1010233">
                <text:p>0.1010233</text:p>
              </table:table-cell>
              <table:table-cell office:value-type="float" office:value="0.1045504">
                <text:p>0.1045504</text:p>
              </table:table-cell>
              <table:table-cell office:value-type="float" office:value="0.108907333333333">
                <text:p>0.108907333333333</text:p>
              </table:table-cell>
              <table:table-cell office:value-type="float" office:value="0.123777857142857">
                <text:p>0.123777857142857</text:p>
              </table:table-cell>
              <table:table-cell office:value-type="float" office:value="0.134779222222222">
                <text:p>0.134779222222222</text:p>
              </table:table-cell>
              <table:table-cell office:value-type="float" office:value="0.187007571428571">
                <text:p>0.187007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Iteration = 10000</text:p>
        </chart:title>
        <chart:legend chart:legend-position="end" svg:x="12.433cm" svg:y="3.952cm" style:legend-expansion="high" chart:style-name="ch3"/>
        <chart:plot-area chart:style-name="ch4" table:cell-range-address="Summary.A7:Summary.I7 Summary.A25:Summary.I25" chart:data-source-has-labels="column" svg:x="1.331cm" svg:y="1.275cm" svg:width="10.782cm" svg:height="6.564cm">
          <chartooo:coordinate-region svg:x="2.058cm" svg:y="1.474cm" svg:width="9.961cm" svg:height="5.718cm"/>
          <chart:axis chart:dimension="x" chart:name="primary-x" chart:style-name="ch5">
            <chart:title svg:x="4.905cm" svg:y="8.019cm" chart:style-name="ch6">
              <text:p># of processors / threads</text:p>
            </chart:title>
          </chart:axis>
          <chart:axis chart:dimension="y" chart:name="primary-y" chart:style-name="ch5">
            <chart:title svg:x="0.451cm" svg:y="5.223cm" chart:style-name="ch7">
              <text:p>times (s)</text:p>
            </chart:title>
            <chart:grid chart:style-name="ch8" chart:class="major"/>
          </chart:axis>
          <chart:series chart:style-name="ch9" chart:values-cell-range-address="Summary.B7:Summary.I7" chart:label-cell-address="Summary.A7:Summary.A7" chart:class="chart:line">
            <chart:data-point chart:repeated="8"/>
          </chart:series>
          <chart:series chart:style-name="ch10" chart:values-cell-range-address="Summary.B25:Summary.I25" chart:label-cell-address="Summary.A25:Summary.A25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PI 10000</text:p>
                <draw:g>
                  <svg:desc>Summary.A7:Summary.A7</svg:desc>
                </draw:g>
              </table:table-cell>
              <table:table-cell office:value-type="float" office:value="1.6439814">
                <text:p>1.6439814</text:p>
                <draw:g>
                  <svg:desc>Summary.B7:Summary.I7</svg:desc>
                </draw:g>
              </table:table-cell>
              <table:table-cell office:value-type="float" office:value="1.0223619">
                <text:p>1.0223619</text:p>
              </table:table-cell>
              <table:table-cell office:value-type="float" office:value="0.8442839">
                <text:p>0.8442839</text:p>
              </table:table-cell>
              <table:table-cell office:value-type="float" office:value="0.7734175">
                <text:p>0.7734175</text:p>
              </table:table-cell>
              <table:table-cell office:value-type="float" office:value="0.9270325">
                <text:p>0.9270325</text:p>
              </table:table-cell>
              <table:table-cell office:value-type="float" office:value="0.8514848">
                <text:p>0.8514848</text:p>
              </table:table-cell>
              <table:table-cell office:value-type="float" office:value="0.9348653">
                <text:p>0.9348653</text:p>
              </table:table-cell>
              <table:table-cell office:value-type="float" office:value="1.0002352">
                <text:p>1.0002352</text:p>
              </table:table-cell>
            </table:table-row>
            <table:table-row>
              <table:table-cell office:value-type="string">
                <text:p>Pthread 10000</text:p>
                <draw:g>
                  <svg:desc>Summary.A25:Summary.A25</svg:desc>
                </draw:g>
              </table:table-cell>
              <table:table-cell office:value-type="float" office:value="1.6439814">
                <text:p>1.6439814</text:p>
                <draw:g>
                  <svg:desc>Summary.B25:Summary.I25</svg:desc>
                </draw:g>
              </table:table-cell>
              <table:table-cell office:value-type="float" office:value="1.0452348">
                <text:p>1.0452348</text:p>
              </table:table-cell>
              <table:table-cell office:value-type="float" office:value="0.8525709">
                <text:p>0.8525709</text:p>
              </table:table-cell>
              <table:table-cell office:value-type="float" office:value="0.8263994">
                <text:p>0.8263994</text:p>
              </table:table-cell>
              <table:table-cell office:value-type="float" office:value="1.0014775">
                <text:p>1.0014775</text:p>
              </table:table-cell>
              <table:table-cell office:value-type="float" office:value="1.0014775">
                <text:p>1.0014775</text:p>
              </table:table-cell>
              <table:table-cell office:value-type="float" office:value="1.0806386">
                <text:p>1.0806386</text:p>
              </table:table-cell>
              <table:table-cell office:value-type="float" office:value="1.1840091">
                <text:p>1.18400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1cm" svg:y="0.316cm" chart:style-name="ch2">
          <text:p>Iteration = 100000</text:p>
        </chart:title>
        <chart:legend chart:legend-position="end" svg:x="12.248cm" svg:y="3.952cm" style:legend-expansion="high" chart:style-name="ch3"/>
        <chart:plot-area chart:style-name="ch4" table:cell-range-address="Summary.A12:Summary.I12 Summary.A30:Summary.I30" chart:data-source-has-labels="column" svg:x="1.331cm" svg:y="1.275cm" svg:width="10.597cm" svg:height="6.564cm">
          <chartooo:coordinate-region svg:x="1.767cm" svg:y="1.474cm" svg:width="9.882cm" svg:height="5.718cm"/>
          <chart:axis chart:dimension="x" chart:name="primary-x" chart:style-name="ch5">
            <chart:title svg:x="4.812cm" svg:y="8.019cm" chart:style-name="ch6">
              <text:p># of processors / threads</text:p>
            </chart:title>
          </chart:axis>
          <chart:axis chart:dimension="y" chart:name="primary-y" chart:style-name="ch5">
            <chart:title svg:x="0.451cm" svg:y="5.143cm" chart:style-name="ch7">
              <text:p>time (s)</text:p>
            </chart:title>
            <chart:grid chart:style-name="ch8" chart:class="major"/>
          </chart:axis>
          <chart:series chart:style-name="ch9" chart:values-cell-range-address="Summary.B12:Summary.I12" chart:label-cell-address="Summary.A12:Summary.A12" chart:class="chart:line">
            <chart:data-point chart:repeated="8"/>
          </chart:series>
          <chart:series chart:style-name="ch10" chart:values-cell-range-address="Summary.B30:Summary.I30" chart:label-cell-address="Summary.A30:Summary.A30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PI 100000</text:p>
                <draw:g>
                  <svg:desc>Summary.A12:Summary.A12</svg:desc>
                </draw:g>
              </table:table-cell>
              <table:table-cell office:value-type="float" office:value="16.355737">
                <text:p>16.355737</text:p>
                <draw:g>
                  <svg:desc>Summary.B12:Summary.I12</svg:desc>
                </draw:g>
              </table:table-cell>
              <table:table-cell office:value-type="float" office:value="8.9277655">
                <text:p>8.9277655</text:p>
              </table:table-cell>
              <table:table-cell office:value-type="float" office:value="6.7194559">
                <text:p>6.7194559</text:p>
              </table:table-cell>
              <table:table-cell office:value-type="float" office:value="5.8200343">
                <text:p>5.8200343</text:p>
              </table:table-cell>
              <table:table-cell office:value-type="float" office:value="8.0866958">
                <text:p>8.0866958</text:p>
              </table:table-cell>
              <table:table-cell office:value-type="float" office:value="7.1849059">
                <text:p>7.1849059</text:p>
              </table:table-cell>
              <table:table-cell office:value-type="float" office:value="7.7586367">
                <text:p>7.7586367</text:p>
              </table:table-cell>
              <table:table-cell office:value-type="float" office:value="7.7760498">
                <text:p>7.7760498</text:p>
              </table:table-cell>
            </table:table-row>
            <table:table-row>
              <table:table-cell office:value-type="string">
                <text:p>Pthread 100000</text:p>
                <draw:g>
                  <svg:desc>Summary.A30:Summary.A30</svg:desc>
                </draw:g>
              </table:table-cell>
              <table:table-cell office:value-type="float" office:value="16.355737">
                <text:p>16.355737</text:p>
                <draw:g>
                  <svg:desc>Summary.B30:Summary.I30</svg:desc>
                </draw:g>
              </table:table-cell>
              <table:table-cell office:value-type="float" office:value="10.4254109">
                <text:p>10.4254109</text:p>
              </table:table-cell>
              <table:table-cell office:value-type="float" office:value="8.1256595">
                <text:p>8.1256595</text:p>
              </table:table-cell>
              <table:table-cell office:value-type="float" office:value="7.8685784">
                <text:p>7.8685784</text:p>
              </table:table-cell>
              <table:table-cell office:value-type="float" office:value="10.425634">
                <text:p>10.425634</text:p>
              </table:table-cell>
              <table:table-cell office:value-type="float" office:value="11.5002998">
                <text:p>11.5002998</text:p>
              </table:table-cell>
              <table:table-cell office:value-type="float" office:value="11.516119">
                <text:p>11.516119</text:p>
              </table:table-cell>
              <table:table-cell office:value-type="float" office:value="12.7234519">
                <text:p>12.7234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66cm" svg:height="11.407cm" xlink:href=".." xlink:type="simple" chart:class="chart:line" chart:style-name="ch1">
        <chart:title svg:x="9.071cm" svg:y="0.364cm" chart:style-name="ch2">
          <text:p>Speed_up</text:p>
        </chart:title>
        <chart:legend chart:legend-position="end" svg:x="14.874cm" svg:y="4.159cm" style:legend-expansion="high" chart:style-name="ch3"/>
        <chart:plot-area chart:style-name="ch4" table:cell-range-address="Summary.A3:Summary.I3 Summary.A8:Summary.I8 Summary.A13:Summary.I13 Summary.A21:Summary.I21 Summary.A26:Summary.I26 Summary.A31:Summary.I31" chart:data-source-has-labels="column" svg:x="1.416cm" svg:y="1.371cm" svg:width="13.053cm" svg:height="8.827cm">
          <chartooo:coordinate-region svg:x="2.143cm" svg:y="1.57cm" svg:width="12.232cm" svg:height="7.981cm"/>
          <chart:axis chart:dimension="x" chart:name="primary-x" chart:style-name="ch5">
            <chart:title svg:x="6.125cm" svg:y="10.426cm" chart:style-name="ch6">
              <text:p># of processors / threads</text:p>
            </chart:title>
          </chart:axis>
          <chart:axis chart:dimension="y" chart:name="primary-y" chart:style-name="ch5">
            <chart:title svg:x="0.451cm" svg:y="7.032cm" chart:style-name="ch7">
              <text:p>Speed_up factor</text:p>
            </chart:title>
            <chart:grid chart:style-name="ch8" chart:class="major"/>
          </chart:axis>
          <chart:series chart:style-name="ch9" chart:values-cell-range-address="Summary.B3:Summary.I3" chart:label-cell-address="Summary.A3:Summary.A3" chart:class="chart:line">
            <chart:data-point chart:repeated="8"/>
          </chart:series>
          <chart:series chart:style-name="ch10" chart:values-cell-range-address="Summary.B8:Summary.I8" chart:label-cell-address="Summary.A8:Summary.A8" chart:class="chart:line">
            <chart:data-point chart:repeated="8"/>
          </chart:series>
          <chart:series chart:style-name="ch11" chart:values-cell-range-address="Summary.B13:Summary.I13" chart:label-cell-address="Summary.A13:Summary.A13" chart:class="chart:line">
            <chart:data-point chart:repeated="8"/>
          </chart:series>
          <chart:series chart:style-name="ch12" chart:values-cell-range-address="Summary.B21:Summary.I21" chart:label-cell-address="Summary.A21:Summary.A21" chart:class="chart:line">
            <chart:data-point chart:repeated="8"/>
          </chart:series>
          <chart:series chart:style-name="ch13" chart:values-cell-range-address="Summary.B26:Summary.I26" chart:label-cell-address="Summary.A26:Summary.A26" chart:class="chart:line">
            <chart:data-point chart:repeated="8"/>
          </chart:series>
          <chart:series chart:style-name="ch14" chart:values-cell-range-address="Summary.B31:Summary.I31" chart:label-cell-address="Summary.A31:Summary.A3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peed_up MPI 1000</text:p>
                <draw:g>
                  <svg:desc>Summary.A3:Summary.A3</svg:desc>
                </draw:g>
              </table:table-cell>
              <table:table-cell office:value-type="float" office:value="1">
                <text:p>1</text:p>
                <draw:g>
                  <svg:desc>Summary.B3:Summary.I3</svg:desc>
                </draw:g>
              </table:table-cell>
              <table:table-cell office:value-type="float" office:value="0.856197500066027">
                <text:p>0.856197500066027</text:p>
              </table:table-cell>
              <table:table-cell office:value-type="float" office:value="0.900833089989221">
                <text:p>0.900833089989221</text:p>
              </table:table-cell>
              <table:table-cell office:value-type="float" office:value="0.896188920073582">
                <text:p>0.896188920073582</text:p>
              </table:table-cell>
              <table:table-cell office:value-type="float" office:value="0.901311817136285">
                <text:p>0.901311817136285</text:p>
              </table:table-cell>
              <table:table-cell office:value-type="float" office:value="0.937858682261077">
                <text:p>0.937858682261077</text:p>
              </table:table-cell>
              <table:table-cell office:value-type="float" office:value="0.843204355425699">
                <text:p>0.843204355425699</text:p>
              </table:table-cell>
              <table:table-cell office:value-type="float" office:value="0.609027937752045">
                <text:p>0.609027937752045</text:p>
              </table:table-cell>
            </table:table-row>
            <table:table-row>
              <table:table-cell office:value-type="string">
                <text:p>Speed_up MPI 10000</text:p>
                <draw:g>
                  <svg:desc>Summary.A8:Summary.A8</svg:desc>
                </draw:g>
              </table:table-cell>
              <table:table-cell office:value-type="float" office:value="1">
                <text:p>1</text:p>
                <draw:g>
                  <svg:desc>Summary.B8:Summary.I8</svg:desc>
                </draw:g>
              </table:table-cell>
              <table:table-cell office:value-type="float" office:value="1.60802295155952">
                <text:p>1.60802295155952</text:p>
              </table:table-cell>
              <table:table-cell office:value-type="float" office:value="1.94719027568807">
                <text:p>1.94719027568807</text:p>
              </table:table-cell>
              <table:table-cell office:value-type="float" office:value="2.1256066742736">
                <text:p>2.1256066742736</text:p>
              </table:table-cell>
              <table:table-cell office:value-type="float" office:value="1.77338054491078">
                <text:p>1.77338054491078</text:p>
              </table:table-cell>
              <table:table-cell office:value-type="float" office:value="1.93072313210993">
                <text:p>1.93072313210993</text:p>
              </table:table-cell>
              <table:table-cell office:value-type="float" office:value="1.75852221705095">
                <text:p>1.75852221705095</text:p>
              </table:table-cell>
              <table:table-cell office:value-type="float" office:value="1.64359482649681">
                <text:p>1.64359482649681</text:p>
              </table:table-cell>
            </table:table-row>
            <table:table-row>
              <table:table-cell office:value-type="string">
                <text:p>Speed_up MPI 100000</text:p>
                <draw:g>
                  <svg:desc>Summary.A13:Summary.A13</svg:desc>
                </draw:g>
              </table:table-cell>
              <table:table-cell office:value-type="float" office:value="1">
                <text:p>1</text:p>
                <draw:g>
                  <svg:desc>Summary.B13:Summary.I13</svg:desc>
                </draw:g>
              </table:table-cell>
              <table:table-cell office:value-type="float" office:value="1.83200790836184">
                <text:p>1.83200790836184</text:p>
              </table:table-cell>
              <table:table-cell office:value-type="float" office:value="2.43408651584424">
                <text:p>2.43408651584424</text:p>
              </table:table-cell>
              <table:table-cell office:value-type="float" office:value="2.81024752723536">
                <text:p>2.81024752723536</text:p>
              </table:table-cell>
              <table:table-cell office:value-type="float" office:value="2.02254881406569">
                <text:p>2.02254881406569</text:p>
              </table:table-cell>
              <table:table-cell office:value-type="float" office:value="2.27640239519351">
                <text:p>2.27640239519351</text:p>
              </table:table-cell>
              <table:table-cell office:value-type="float" office:value="2.10806841877259">
                <text:p>2.10806841877259</text:p>
              </table:table-cell>
              <table:table-cell office:value-type="float" office:value="2.10334776919767">
                <text:p>2.10334776919767</text:p>
              </table:table-cell>
            </table:table-row>
            <table:table-row>
              <table:table-cell office:value-type="string">
                <text:p>Speed_up Pthread 1000</text:p>
                <draw:g>
                  <svg:desc>Summary.A21:Summary.A21</svg:desc>
                </draw:g>
              </table:table-cell>
              <table:table-cell office:value-type="float" office:value="1">
                <text:p>1</text:p>
                <draw:g>
                  <svg:desc>Summary.B21:Summary.I21</svg:desc>
                </draw:g>
              </table:table-cell>
              <table:table-cell office:value-type="float" office:value="1.6715091035401">
                <text:p>1.6715091035401</text:p>
              </table:table-cell>
              <table:table-cell office:value-type="float" office:value="1.82914238596443">
                <text:p>1.82914238596443</text:p>
              </table:table-cell>
              <table:table-cell office:value-type="float" office:value="1.76743465352595">
                <text:p>1.76743465352595</text:p>
              </table:table-cell>
              <table:table-cell office:value-type="float" office:value="1.6967268809569">
                <text:p>1.6967268809569</text:p>
              </table:table-cell>
              <table:table-cell office:value-type="float" office:value="1.49288414152081">
                <text:p>1.49288414152081</text:p>
              </table:table-cell>
              <table:table-cell office:value-type="float" office:value="1.37102735090226">
                <text:p>1.37102735090226</text:p>
              </table:table-cell>
              <table:table-cell office:value-type="float" office:value="0.98812041987605">
                <text:p>0.98812041987605</text:p>
              </table:table-cell>
            </table:table-row>
            <table:table-row>
              <table:table-cell office:value-type="string">
                <text:p>Speed_up Pthread 10000</text:p>
                <draw:g>
                  <svg:desc>Summary.A26:Summary.A26</svg:desc>
                </draw:g>
              </table:table-cell>
              <table:table-cell office:value-type="float" office:value="1">
                <text:p>1</text:p>
                <draw:g>
                  <svg:desc>Summary.B26:Summary.I26</svg:desc>
                </draw:g>
              </table:table-cell>
              <table:table-cell office:value-type="float" office:value="1.57283454397041">
                <text:p>1.57283454397041</text:p>
              </table:table-cell>
              <table:table-cell office:value-type="float" office:value="1.92826356142345">
                <text:p>1.92826356142345</text:p>
              </table:table-cell>
              <table:table-cell office:value-type="float" office:value="1.98933034075291">
                <text:p>1.98933034075291</text:p>
              </table:table-cell>
              <table:table-cell office:value-type="float" office:value="1.64155600100851">
                <text:p>1.64155600100851</text:p>
              </table:table-cell>
              <table:table-cell office:value-type="float" office:value="1.64155600100851">
                <text:p>1.64155600100851</text:p>
              </table:table-cell>
              <table:table-cell office:value-type="float" office:value="1.52130545771732">
                <text:p>1.52130545771732</text:p>
              </table:table-cell>
              <table:table-cell office:value-type="float" office:value="1.38848713240464">
                <text:p>1.38848713240464</text:p>
              </table:table-cell>
            </table:table-row>
            <table:table-row>
              <table:table-cell office:value-type="string">
                <text:p>Speed_up Pthread 100000</text:p>
                <draw:g>
                  <svg:desc>Summary.A31:Summary.A31</svg:desc>
                </draw:g>
              </table:table-cell>
              <table:table-cell office:value-type="float" office:value="1">
                <text:p>1</text:p>
                <draw:g>
                  <svg:desc>Summary.B31:Summary.I31</svg:desc>
                </draw:g>
              </table:table-cell>
              <table:table-cell office:value-type="float" office:value="1.5688338001143">
                <text:p>1.5688338001143</text:p>
              </table:table-cell>
              <table:table-cell office:value-type="float" office:value="2.01285040309651">
                <text:p>2.01285040309651</text:p>
              </table:table-cell>
              <table:table-cell office:value-type="float" office:value="2.07861397174361">
                <text:p>2.07861397174361</text:p>
              </table:table-cell>
              <table:table-cell office:value-type="float" office:value="1.56880022836021">
                <text:p>1.56880022836021</text:p>
              </table:table-cell>
              <table:table-cell office:value-type="float" office:value="1.42220092384026">
                <text:p>1.42220092384026</text:p>
              </table:table-cell>
              <table:table-cell office:value-type="float" office:value="1.42024730727427">
                <text:p>1.42024730727427</text:p>
              </table:table-cell>
              <table:table-cell office:value-type="float" office:value="1.28547953248442">
                <text:p>1.285479532484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92cm" svg:height="11.423cm" xlink:href=".." xlink:type="simple" chart:class="chart:line" chart:style-name="ch1">
        <chart:title svg:x="9.084cm" svg:y="0.364cm" chart:style-name="ch2">
          <text:p>Efficiency</text:p>
        </chart:title>
        <chart:legend chart:legend-position="end" svg:x="14.9cm" svg:y="4.167cm" style:legend-expansion="high" chart:style-name="ch3"/>
        <chart:plot-area chart:style-name="ch4" table:cell-range-address="Summary.A4:Summary.I4 Summary.A9:Summary.I9 Summary.A14:Summary.I14 Summary.A22:Summary.I22 Summary.A27:Summary.I27 Summary.A32:Summary.I32" chart:data-source-has-labels="column" svg:x="1.416cm" svg:y="1.371cm" svg:width="13.079cm" svg:height="8.843cm">
          <chartooo:coordinate-region svg:x="2.143cm" svg:y="1.571cm" svg:width="12.258cm" svg:height="7.996cm"/>
          <chart:axis chart:dimension="x" chart:name="primary-x" chart:style-name="ch5">
            <chart:title svg:x="6.138cm" svg:y="10.442cm" chart:style-name="ch6">
              <text:p># of processors / threads</text:p>
            </chart:title>
          </chart:axis>
          <chart:axis chart:dimension="y" chart:name="primary-y" chart:style-name="ch5">
            <chart:title svg:x="0.451cm" svg:y="6.974cm" chart:style-name="ch7">
              <text:p>Efficiency factor</text:p>
            </chart:title>
            <chart:grid chart:style-name="ch8" chart:class="major"/>
          </chart:axis>
          <chart:series chart:style-name="ch9" chart:values-cell-range-address="Summary.B4:Summary.I4" chart:label-cell-address="Summary.A4:Summary.A4" chart:class="chart:line">
            <chart:data-point chart:repeated="8"/>
          </chart:series>
          <chart:series chart:style-name="ch10" chart:values-cell-range-address="Summary.B9:Summary.I9" chart:label-cell-address="Summary.A9:Summary.A9" chart:class="chart:line">
            <chart:data-point chart:repeated="8"/>
          </chart:series>
          <chart:series chart:style-name="ch11" chart:values-cell-range-address="Summary.B14:Summary.I14" chart:label-cell-address="Summary.A14:Summary.A14" chart:class="chart:line">
            <chart:data-point chart:repeated="8"/>
          </chart:series>
          <chart:series chart:style-name="ch12" chart:values-cell-range-address="Summary.B22:Summary.I22" chart:label-cell-address="Summary.A22:Summary.A22" chart:class="chart:line">
            <chart:data-point chart:repeated="8"/>
          </chart:series>
          <chart:series chart:style-name="ch13" chart:values-cell-range-address="Summary.B27:Summary.I27" chart:label-cell-address="Summary.A27:Summary.A27" chart:class="chart:line">
            <chart:data-point chart:repeated="8"/>
          </chart:series>
          <chart:series chart:style-name="ch14" chart:values-cell-range-address="Summary.B32:Summary.I32" chart:label-cell-address="Summary.A32:Summary.A3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Efficiency MPI 1000</text:p>
                <draw:g>
                  <svg:desc>Summary.A4:Summary.A4</svg:desc>
                </draw:g>
              </table:table-cell>
              <table:table-cell office:value-type="float" office:value="1">
                <text:p>1</text:p>
                <draw:g>
                  <svg:desc>Summary.B4:Summary.I4</svg:desc>
                </draw:g>
              </table:table-cell>
              <table:table-cell office:value-type="float" office:value="0.428098750033013">
                <text:p>0.428098750033013</text:p>
              </table:table-cell>
              <table:table-cell office:value-type="float" office:value="0.300277696663074">
                <text:p>0.300277696663074</text:p>
              </table:table-cell>
              <table:table-cell office:value-type="float" office:value="0.224047230018396">
                <text:p>0.224047230018396</text:p>
              </table:table-cell>
              <table:table-cell office:value-type="float" office:value="0.180262363427257">
                <text:p>0.180262363427257</text:p>
              </table:table-cell>
              <table:table-cell office:value-type="float" office:value="0.156309780376846">
                <text:p>0.156309780376846</text:p>
              </table:table-cell>
              <table:table-cell office:value-type="float" office:value="0.120457765060814">
                <text:p>0.120457765060814</text:p>
              </table:table-cell>
              <table:table-cell office:value-type="float" office:value="0.0761284922190057">
                <text:p>0.0761284922190057</text:p>
              </table:table-cell>
            </table:table-row>
            <table:table-row>
              <table:table-cell office:value-type="string">
                <text:p>Efficiency MPI 10000</text:p>
                <draw:g>
                  <svg:desc>Summary.A9:Summary.A9</svg:desc>
                </draw:g>
              </table:table-cell>
              <table:table-cell office:value-type="float" office:value="1">
                <text:p>1</text:p>
                <draw:g>
                  <svg:desc>Summary.B9:Summary.I9</svg:desc>
                </draw:g>
              </table:table-cell>
              <table:table-cell office:value-type="float" office:value="0.804011475779761">
                <text:p>0.804011475779761</text:p>
              </table:table-cell>
              <table:table-cell office:value-type="float" office:value="0.649063425229357">
                <text:p>0.649063425229357</text:p>
              </table:table-cell>
              <table:table-cell office:value-type="float" office:value="0.531401668568399">
                <text:p>0.531401668568399</text:p>
              </table:table-cell>
              <table:table-cell office:value-type="float" office:value="0.354676108982155">
                <text:p>0.354676108982155</text:p>
              </table:table-cell>
              <table:table-cell office:value-type="float" office:value="0.321787188684989">
                <text:p>0.321787188684989</text:p>
              </table:table-cell>
              <table:table-cell office:value-type="float" office:value="0.251217459578707">
                <text:p>0.251217459578707</text:p>
              </table:table-cell>
              <table:table-cell office:value-type="float" office:value="0.205449353312101">
                <text:p>0.205449353312101</text:p>
              </table:table-cell>
            </table:table-row>
            <table:table-row>
              <table:table-cell office:value-type="string">
                <text:p>Efficiency MPI 100000</text:p>
                <draw:g>
                  <svg:desc>Summary.A14:Summary.A14</svg:desc>
                </draw:g>
              </table:table-cell>
              <table:table-cell office:value-type="float" office:value="1">
                <text:p>1</text:p>
                <draw:g>
                  <svg:desc>Summary.B14:Summary.I14</svg:desc>
                </draw:g>
              </table:table-cell>
              <table:table-cell office:value-type="float" office:value="0.91600395418092">
                <text:p>0.91600395418092</text:p>
              </table:table-cell>
              <table:table-cell office:value-type="float" office:value="0.811362171948079">
                <text:p>0.811362171948079</text:p>
              </table:table-cell>
              <table:table-cell office:value-type="float" office:value="0.702561881808841">
                <text:p>0.702561881808841</text:p>
              </table:table-cell>
              <table:table-cell office:value-type="float" office:value="0.404509762813138">
                <text:p>0.404509762813138</text:p>
              </table:table-cell>
              <table:table-cell office:value-type="float" office:value="0.379400399198919">
                <text:p>0.379400399198919</text:p>
              </table:table-cell>
              <table:table-cell office:value-type="float" office:value="0.301152631253227">
                <text:p>0.301152631253227</text:p>
              </table:table-cell>
              <table:table-cell office:value-type="float" office:value="0.262918471149709">
                <text:p>0.262918471149709</text:p>
              </table:table-cell>
            </table:table-row>
            <table:table-row>
              <table:table-cell office:value-type="string">
                <text:p>Efficiency Pthread 1000</text:p>
                <draw:g>
                  <svg:desc>Summary.A22:Summary.A22</svg:desc>
                </draw:g>
              </table:table-cell>
              <table:table-cell office:value-type="float" office:value="1">
                <text:p>1</text:p>
                <draw:g>
                  <svg:desc>Summary.B22:Summary.I22</svg:desc>
                </draw:g>
              </table:table-cell>
              <table:table-cell office:value-type="float" office:value="0.835754551770052">
                <text:p>0.835754551770052</text:p>
              </table:table-cell>
              <table:table-cell office:value-type="float" office:value="0.609714128654809">
                <text:p>0.609714128654809</text:p>
              </table:table-cell>
              <table:table-cell office:value-type="float" office:value="0.441858663381489">
                <text:p>0.441858663381489</text:p>
              </table:table-cell>
              <table:table-cell office:value-type="float" office:value="0.339345376191381">
                <text:p>0.339345376191381</text:p>
              </table:table-cell>
              <table:table-cell office:value-type="float" office:value="0.248814023586802">
                <text:p>0.248814023586802</text:p>
              </table:table-cell>
              <table:table-cell office:value-type="float" office:value="0.195861050128894">
                <text:p>0.195861050128894</text:p>
              </table:table-cell>
              <table:table-cell office:value-type="float" office:value="0.123515052484506">
                <text:p>0.123515052484506</text:p>
              </table:table-cell>
            </table:table-row>
            <table:table-row>
              <table:table-cell office:value-type="string">
                <text:p>Efficiency Pthread 10000</text:p>
                <draw:g>
                  <svg:desc>Summary.A27:Summary.A27</svg:desc>
                </draw:g>
              </table:table-cell>
              <table:table-cell office:value-type="float" office:value="1">
                <text:p>1</text:p>
                <draw:g>
                  <svg:desc>Summary.B27:Summary.I27</svg:desc>
                </draw:g>
              </table:table-cell>
              <table:table-cell office:value-type="float" office:value="0.786417271985204">
                <text:p>0.786417271985204</text:p>
              </table:table-cell>
              <table:table-cell office:value-type="float" office:value="0.642754520474485">
                <text:p>0.642754520474485</text:p>
              </table:table-cell>
              <table:table-cell office:value-type="float" office:value="0.497332585188227">
                <text:p>0.497332585188227</text:p>
              </table:table-cell>
              <table:table-cell office:value-type="float" office:value="0.328311200201702">
                <text:p>0.328311200201702</text:p>
              </table:table-cell>
              <table:table-cell office:value-type="float" office:value="0.273592666834752">
                <text:p>0.273592666834752</text:p>
              </table:table-cell>
              <table:table-cell office:value-type="float" office:value="0.217329351102474">
                <text:p>0.217329351102474</text:p>
              </table:table-cell>
              <table:table-cell office:value-type="float" office:value="0.17356089155058">
                <text:p>0.17356089155058</text:p>
              </table:table-cell>
            </table:table-row>
            <table:table-row>
              <table:table-cell office:value-type="string">
                <text:p>Efficiency Pthread 100000</text:p>
                <draw:g>
                  <svg:desc>Summary.A32:Summary.A32</svg:desc>
                </draw:g>
              </table:table-cell>
              <table:table-cell office:value-type="float" office:value="1">
                <text:p>1</text:p>
                <draw:g>
                  <svg:desc>Summary.B32:Summary.I32</svg:desc>
                </draw:g>
              </table:table-cell>
              <table:table-cell office:value-type="float" office:value="0.784416900057148">
                <text:p>0.784416900057148</text:p>
              </table:table-cell>
              <table:table-cell office:value-type="float" office:value="0.670950134365504">
                <text:p>0.670950134365504</text:p>
              </table:table-cell>
              <table:table-cell office:value-type="float" office:value="0.519653492935903">
                <text:p>0.519653492935903</text:p>
              </table:table-cell>
              <table:table-cell office:value-type="float" office:value="0.313760045672043">
                <text:p>0.313760045672043</text:p>
              </table:table-cell>
              <table:table-cell office:value-type="float" office:value="0.237033487306711">
                <text:p>0.237033487306711</text:p>
              </table:table-cell>
              <table:table-cell office:value-type="float" office:value="0.202892472467752">
                <text:p>0.202892472467752</text:p>
              </table:table-cell>
              <table:table-cell office:value-type="float" office:value="0.160684941560552">
                <text:p>0.1606849415605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93cm" svg:height="11.414cm" xlink:href=".." xlink:type="simple" chart:class="chart:line" chart:style-name="ch1">
        <chart:title svg:x="9.6cm" svg:y="0.364cm" chart:style-name="ch2">
          <text:p>Cost</text:p>
        </chart:title>
        <chart:legend chart:legend-position="end" svg:x="15.721cm" svg:y="4.163cm" style:legend-expansion="high" chart:style-name="ch3"/>
        <chart:plot-area chart:style-name="ch4" table:cell-range-address="Summary.A5:Summary.I5 Summary.A10:Summary.I10 Summary.A15:Summary.I15 Summary.A23:Summary.I23 Summary.A28:Summary.I28 Summary.A33:Summary.I33" chart:data-source-has-labels="column" svg:x="1.416cm" svg:y="1.371cm" svg:width="13.9cm" svg:height="8.834cm">
          <chartooo:coordinate-region svg:x="2.037cm" svg:y="1.57cm" svg:width="12.999cm" svg:height="7.988cm"/>
          <chart:axis chart:dimension="x" chart:name="primary-x" chart:style-name="ch5">
            <chart:title svg:x="6.549cm" svg:y="10.433cm" chart:style-name="ch6">
              <text:p># of processors / threads</text:p>
            </chart:title>
          </chart:axis>
          <chart:axis chart:dimension="y" chart:name="primary-y" chart:style-name="ch5">
            <chart:title svg:x="0.451cm" svg:y="6.176cm" chart:style-name="ch7">
              <text:p>Cost</text:p>
            </chart:title>
            <chart:grid chart:style-name="ch8" chart:class="major"/>
          </chart:axis>
          <chart:series chart:style-name="ch9" chart:values-cell-range-address="Summary.B5:Summary.I5" chart:label-cell-address="Summary.A5:Summary.A5" chart:class="chart:line">
            <chart:data-point chart:repeated="8"/>
          </chart:series>
          <chart:series chart:style-name="ch10" chart:values-cell-range-address="Summary.B10:Summary.I10" chart:label-cell-address="Summary.A10:Summary.A10" chart:class="chart:line">
            <chart:data-point chart:repeated="8"/>
          </chart:series>
          <chart:series chart:style-name="ch11" chart:values-cell-range-address="Summary.B15:Summary.I15" chart:label-cell-address="Summary.A15:Summary.A15" chart:class="chart:line">
            <chart:data-point chart:repeated="8"/>
          </chart:series>
          <chart:series chart:style-name="ch12" chart:values-cell-range-address="Summary.B23:Summary.I23" chart:label-cell-address="Summary.A23:Summary.A23" chart:class="chart:line">
            <chart:data-point chart:repeated="8"/>
          </chart:series>
          <chart:series chart:style-name="ch13" chart:values-cell-range-address="Summary.B28:Summary.I28" chart:label-cell-address="Summary.A28:Summary.A28" chart:class="chart:line">
            <chart:data-point chart:repeated="8"/>
          </chart:series>
          <chart:series chart:style-name="ch14" chart:values-cell-range-address="Summary.B33:Summary.I33" chart:label-cell-address="Summary.A33:Summary.A33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ost MPI 1000</text:p>
                <draw:g>
                  <svg:desc>Summary.A5:Summary.A5</svg:desc>
                </draw:g>
              </table:table-cell>
              <table:table-cell office:value-type="float" office:value="0.184786">
                <text:p>0.184786</text:p>
                <draw:g>
                  <svg:desc>Summary.B5:Summary.I5</svg:desc>
                </draw:g>
              </table:table-cell>
              <table:table-cell office:value-type="float" office:value="0.4316434">
                <text:p>0.4316434</text:p>
              </table:table-cell>
              <table:table-cell office:value-type="float" office:value="0.6153837">
                <text:p>0.6153837</text:p>
              </table:table-cell>
              <table:table-cell office:value-type="float" office:value="0.8247636">
                <text:p>0.8247636</text:p>
              </table:table-cell>
              <table:table-cell office:value-type="float" office:value="1.02509473684211">
                <text:p>1.02509473684211</text:p>
              </table:table-cell>
              <table:table-cell office:value-type="float" office:value="1.18217810526316">
                <text:p>1.18217810526316</text:p>
              </table:table-cell>
              <table:table-cell office:value-type="float" office:value="1.53403145">
                <text:p>1.53403145</text:p>
              </table:table-cell>
              <table:table-cell office:value-type="float" office:value="2.42729094736842">
                <text:p>2.42729094736842</text:p>
              </table:table-cell>
            </table:table-row>
            <table:table-row>
              <table:table-cell office:value-type="string">
                <text:p>Cost MPI 10000</text:p>
                <draw:g>
                  <svg:desc>Summary.A10:Summary.A10</svg:desc>
                </draw:g>
              </table:table-cell>
              <table:table-cell office:value-type="float" office:value="1.6439814">
                <text:p>1.6439814</text:p>
                <draw:g>
                  <svg:desc>Summary.B10:Summary.I10</svg:desc>
                </draw:g>
              </table:table-cell>
              <table:table-cell office:value-type="float" office:value="2.0447238">
                <text:p>2.0447238</text:p>
              </table:table-cell>
              <table:table-cell office:value-type="float" office:value="2.5328517">
                <text:p>2.5328517</text:p>
              </table:table-cell>
              <table:table-cell office:value-type="float" office:value="3.09367">
                <text:p>3.09367</text:p>
              </table:table-cell>
              <table:table-cell office:value-type="float" office:value="4.6351625">
                <text:p>4.6351625</text:p>
              </table:table-cell>
              <table:table-cell office:value-type="float" office:value="5.1089088">
                <text:p>5.1089088</text:p>
              </table:table-cell>
              <table:table-cell office:value-type="float" office:value="6.5440571">
                <text:p>6.5440571</text:p>
              </table:table-cell>
              <table:table-cell office:value-type="float" office:value="8.0018816">
                <text:p>8.0018816</text:p>
              </table:table-cell>
            </table:table-row>
            <table:table-row>
              <table:table-cell office:value-type="string">
                <text:p>Cost MPI 100000</text:p>
                <draw:g>
                  <svg:desc>Summary.A15:Summary.A15</svg:desc>
                </draw:g>
              </table:table-cell>
              <table:table-cell office:value-type="float" office:value="16.355737">
                <text:p>16.355737</text:p>
                <draw:g>
                  <svg:desc>Summary.B15:Summary.I15</svg:desc>
                </draw:g>
              </table:table-cell>
              <table:table-cell office:value-type="float" office:value="17.855531">
                <text:p>17.855531</text:p>
              </table:table-cell>
              <table:table-cell office:value-type="float" office:value="20.1583677">
                <text:p>20.1583677</text:p>
              </table:table-cell>
              <table:table-cell office:value-type="float" office:value="23.2801372">
                <text:p>23.2801372</text:p>
              </table:table-cell>
              <table:table-cell office:value-type="float" office:value="40.433479">
                <text:p>40.433479</text:p>
              </table:table-cell>
              <table:table-cell office:value-type="float" office:value="43.1094354">
                <text:p>43.1094354</text:p>
              </table:table-cell>
              <table:table-cell office:value-type="float" office:value="54.3104569">
                <text:p>54.3104569</text:p>
              </table:table-cell>
              <table:table-cell office:value-type="float" office:value="62.2083984">
                <text:p>62.2083984</text:p>
              </table:table-cell>
            </table:table-row>
            <table:table-row>
              <table:table-cell office:value-type="string">
                <text:p>Cost Pthread 1000</text:p>
                <draw:g>
                  <svg:desc>Summary.A23:Summary.A23</svg:desc>
                </draw:g>
              </table:table-cell>
              <table:table-cell office:value-type="float" office:value="0.184786">
                <text:p>0.184786</text:p>
                <draw:g>
                  <svg:desc>Summary.B23:Summary.I23</svg:desc>
                </draw:g>
              </table:table-cell>
              <table:table-cell office:value-type="float" office:value="0.2211008">
                <text:p>0.2211008</text:p>
              </table:table-cell>
              <table:table-cell office:value-type="float" office:value="0.3030699">
                <text:p>0.3030699</text:p>
              </table:table-cell>
              <table:table-cell office:value-type="float" office:value="0.4182016">
                <text:p>0.4182016</text:p>
              </table:table-cell>
              <table:table-cell office:value-type="float" office:value="0.544536666666665">
                <text:p>0.544536666666665</text:p>
              </table:table-cell>
              <table:table-cell office:value-type="float" office:value="0.742667142857142">
                <text:p>0.742667142857142</text:p>
              </table:table-cell>
              <table:table-cell office:value-type="float" office:value="0.943454555555554">
                <text:p>0.943454555555554</text:p>
              </table:table-cell>
              <table:table-cell office:value-type="float" office:value="1.49606057142857">
                <text:p>1.49606057142857</text:p>
              </table:table-cell>
            </table:table-row>
            <table:table-row>
              <table:table-cell office:value-type="string">
                <text:p>Cost Pthread 10000</text:p>
                <draw:g>
                  <svg:desc>Summary.A28:Summary.A28</svg:desc>
                </draw:g>
              </table:table-cell>
              <table:table-cell office:value-type="float" office:value="1.6439814">
                <text:p>1.6439814</text:p>
                <draw:g>
                  <svg:desc>Summary.B28:Summary.I28</svg:desc>
                </draw:g>
              </table:table-cell>
              <table:table-cell office:value-type="float" office:value="2.0904696">
                <text:p>2.0904696</text:p>
              </table:table-cell>
              <table:table-cell office:value-type="float" office:value="2.5577127">
                <text:p>2.5577127</text:p>
              </table:table-cell>
              <table:table-cell office:value-type="float" office:value="3.3055976">
                <text:p>3.3055976</text:p>
              </table:table-cell>
              <table:table-cell office:value-type="float" office:value="5.0073875">
                <text:p>5.0073875</text:p>
              </table:table-cell>
              <table:table-cell office:value-type="float" office:value="6.008865">
                <text:p>6.008865</text:p>
              </table:table-cell>
              <table:table-cell office:value-type="float" office:value="7.5644702">
                <text:p>7.5644702</text:p>
              </table:table-cell>
              <table:table-cell office:value-type="float" office:value="9.4720728">
                <text:p>9.4720728</text:p>
              </table:table-cell>
            </table:table-row>
            <table:table-row>
              <table:table-cell office:value-type="string">
                <text:p>Cost Pthread 100000</text:p>
                <draw:g>
                  <svg:desc>Summary.A33:Summary.A33</svg:desc>
                </draw:g>
              </table:table-cell>
              <table:table-cell office:value-type="float" office:value="16.355737">
                <text:p>16.355737</text:p>
                <draw:g>
                  <svg:desc>Summary.B33:Summary.I33</svg:desc>
                </draw:g>
              </table:table-cell>
              <table:table-cell office:value-type="float" office:value="20.8508218">
                <text:p>20.8508218</text:p>
              </table:table-cell>
              <table:table-cell office:value-type="float" office:value="24.3769785">
                <text:p>24.3769785</text:p>
              </table:table-cell>
              <table:table-cell office:value-type="float" office:value="31.4743136">
                <text:p>31.4743136</text:p>
              </table:table-cell>
              <table:table-cell office:value-type="float" office:value="52.12817">
                <text:p>52.12817</text:p>
              </table:table-cell>
              <table:table-cell office:value-type="float" office:value="69.0017988">
                <text:p>69.0017988</text:p>
              </table:table-cell>
              <table:table-cell office:value-type="float" office:value="80.612833">
                <text:p>80.612833</text:p>
              </table:table-cell>
              <table:table-cell office:value-type="float" office:value="101.7876152">
                <text:p>101.78761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